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69pt"/>
    </style:style>
    <style:style style:name="co2" style:family="table-column">
      <style:table-column-properties fo:break-before="auto" style:column-width="335.79pt"/>
    </style:style>
    <style:style style:name="co3" style:family="table-column">
      <style:table-column-properties fo:break-before="auto" style:column-width="576.65pt"/>
    </style:style>
    <style:style style:name="co4" style:family="table-column">
      <style:table-column-properties fo:break-before="auto" style:column-width="252.4pt"/>
    </style:style>
    <style:style style:name="co5" style:family="table-column">
      <style:table-column-properties fo:break-before="auto" style:column-width="230pt"/>
    </style:style>
    <style:style style:name="co6" style:family="table-column">
      <style:table-column-properties fo:break-before="auto" style:column-width="189.1pt"/>
    </style:style>
    <style:style style:name="co7" style:family="table-column">
      <style:table-column-properties fo:break-before="auto" style:column-width="171.35pt"/>
    </style:style>
    <style:style style:name="co8" style:family="table-column">
      <style:table-column-properties fo:break-before="auto" style:column-width="253.19pt"/>
    </style:style>
    <style:style style:name="co9" style:family="table-column">
      <style:table-column-properties fo:break-before="auto" style:column-width="378.99pt"/>
    </style:style>
    <style:style style:name="co10" style:family="table-column">
      <style:table-column-properties fo:break-before="auto" style:column-width="64.01pt"/>
    </style:style>
    <style:style style:name="ro1" style:family="table-row">
      <style:table-row-properties style:row-height="32.26pt" fo:break-before="auto" style:use-optimal-row-height="false"/>
    </style:style>
    <style:style style:name="ro2" style:family="table-row">
      <style:table-row-properties style:row-height="110.24pt" fo:break-before="auto" style:use-optimal-row-height="false"/>
    </style:style>
    <style:style style:name="ro3" style:family="table-row">
      <style:table-row-properties style:row-height="104.26pt" fo:break-before="auto" style:use-optimal-row-height="false"/>
    </style:style>
    <style:style style:name="ro4" style:family="table-row">
      <style:table-row-properties style:row-height="74.24pt" fo:break-before="auto" style:use-optimal-row-height="false"/>
    </style:style>
    <style:style style:name="ro5" style:family="table-row">
      <style:table-row-properties style:row-height="70.5pt" fo:break-before="auto" style:use-optimal-row-height="false"/>
    </style:style>
    <style:style style:name="ro6" style:family="table-row">
      <style:table-row-properties style:row-height="57pt" fo:break-before="auto" style:use-optimal-row-height="false"/>
    </style:style>
    <style:style style:name="ro7" style:family="table-row">
      <style:table-row-properties style:row-height="114.01pt" fo:break-before="auto" style:use-optimal-row-height="false"/>
    </style:style>
    <style:style style:name="ro8" style:family="table-row">
      <style:table-row-properties style:row-height="44.25pt" fo:break-before="auto" style:use-optimal-row-height="false"/>
    </style:style>
    <style:style style:name="ro9" style:family="table-row">
      <style:table-row-properties style:row-height="42.75pt" fo:break-before="auto" style:use-optimal-row-height="false"/>
    </style:style>
    <style:style style:name="ro10" style:family="table-row">
      <style:table-row-properties style:row-height="43.51pt" fo:break-before="auto" style:use-optimal-row-height="false"/>
    </style:style>
    <style:style style:name="ro11" style:family="table-row">
      <style:table-row-properties style:row-height="75.74pt" fo:break-before="auto" style:use-optimal-row-height="false"/>
    </style:style>
    <style:style style:name="ro12" style:family="table-row">
      <style:table-row-properties style:row-height="57.74pt" fo:break-before="auto" style:use-optimal-row-height="false"/>
    </style:style>
    <style:style style:name="ro13" style:family="table-row">
      <style:table-row-properties style:row-height="76.51pt" fo:break-before="auto" style:use-optimal-row-height="false"/>
    </style:style>
    <style:style style:name="ro14" style:family="table-row">
      <style:table-row-properties style:row-height="56.24pt" fo:break-before="auto" style:use-optimal-row-height="false"/>
    </style:style>
    <style:style style:name="ro15" style:family="table-row">
      <style:table-row-properties style:row-height="41.24pt" fo:break-before="auto" style:use-optimal-row-height="false"/>
    </style:style>
    <style:style style:name="ro16" style:family="table-row">
      <style:table-row-properties style:row-height="46.26pt" fo:break-before="auto" style:use-optimal-row-height="true"/>
    </style:style>
    <style:style style:name="ro17" style:family="table-row">
      <style:table-row-properties style:row-height="55.5pt" fo:break-before="auto" style:use-optimal-row-height="true"/>
    </style:style>
    <style:style style:name="ro18" style:family="table-row">
      <style:table-row-properties style:row-height="46.49pt" fo:break-before="auto" style:use-optimal-row-height="true"/>
    </style:style>
    <style:style style:name="ro19" style:family="table-row">
      <style:table-row-properties style:row-height="37.5pt" fo:break-before="auto" style:use-optimal-row-height="true"/>
    </style:style>
    <style:style style:name="ro20" style:family="table-row">
      <style:table-row-properties style:row-height="19.5pt" fo:break-before="auto" style:use-optimal-row-height="true"/>
    </style:style>
    <style:style style:name="ro21" style:family="table-row">
      <style:table-row-properties style:row-height="73.5pt" fo:break-before="auto" style:use-optimal-row-height="true"/>
    </style:style>
    <style:style style:name="ro22" style:family="table-row">
      <style:table-row-properties style:row-height="28.49pt" fo:break-before="auto" style:use-optimal-row-height="true"/>
    </style:style>
    <style:style style:name="ro23" style:family="table-row">
      <style:table-row-properties style:row-height="53.26pt" fo:break-before="auto" style:use-optimal-row-height="false"/>
    </style:style>
    <style:style style:name="ro24" style:family="table-row">
      <style:table-row-properties style:row-height="100.49pt" fo:break-before="auto" style:use-optimal-row-height="true"/>
    </style:style>
    <style:style style:name="ro25" style:family="table-row">
      <style:table-row-properties style:row-height="135.81pt" fo:break-before="auto" style:use-optimal-row-height="true"/>
    </style:style>
    <style:style style:name="ro26" style:family="table-row">
      <style:table-row-properties style:row-height="90.99pt" fo:break-before="auto" style:use-optimal-row-height="true"/>
    </style:style>
    <style:style style:name="ro27" style:family="table-row">
      <style:table-row-properties style:row-height="73.11pt" fo:break-before="auto" style:use-optimal-row-height="true"/>
    </style:style>
    <style:style style:name="ro28" style:family="table-row">
      <style:table-row-properties style:row-height="12.81pt" fo:break-before="auto" style:use-optimal-row-height="true"/>
    </style:style>
    <style:style style:name="ro29" style:family="table-row">
      <style:table-row-properties style:row-height="64.15pt" fo:break-before="auto" style:use-optimal-row-height="true"/>
    </style:style>
    <style:style style:name="ro30" style:family="table-row">
      <style:table-row-properties style:row-height="28.35pt" fo:break-before="auto" style:use-optimal-row-height="true"/>
    </style:style>
    <style:style style:name="ro31" style:family="table-row">
      <style:table-row-properties style:row-height="19.39pt" fo:break-before="auto" style:use-optimal-row-height="true"/>
    </style:style>
    <style:style style:name="ro32" style:family="table-row">
      <style:table-row-properties style:row-height="55.19pt" fo:break-before="auto" style:use-optimal-row-height="true"/>
    </style:style>
    <style:style style:name="ro33" style:family="table-row">
      <style:table-row-properties style:row-height="117.89pt" fo:break-before="auto" style:use-optimal-row-height="true"/>
    </style:style>
    <style:style style:name="ro34" style:family="table-row">
      <style:table-row-properties style:row-height="37.3pt" fo:break-before="auto" style:use-optimal-row-height="true"/>
    </style:style>
    <style:style style:name="ro35" style:family="table-row">
      <style:table-row-properties style:row-height="91.5pt" fo:break-before="auto" style:use-optimal-row-height="true"/>
    </style:style>
    <style:style style:name="ro36" style:family="table-row">
      <style:table-row-properties style:row-height="79.85pt" fo:break-before="auto" style:use-optimal-row-height="true"/>
    </style:style>
    <style:style style:name="ro37" style:family="table-row">
      <style:table-row-properties style:row-height="64.49pt" fo:break-before="auto" style:use-optimal-row-height="true"/>
    </style:style>
    <style:style style:name="ro38" style:family="table-row">
      <style:table-row-properties style:row-height="154.4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pt"/>
      <style:text-properties fo:font-size="8pt" style:font-size-asian="8pt" style:font-size-complex="8pt"/>
    </style:style>
    <style:style style:name="ce2" style:family="table-cell" style:parent-style-name="Default">
      <style:table-cell-properties fo:wrap-option="wrap"/>
      <style:text-properties fo:font-size="8pt" style:font-size-asian="8pt" style:font-size-complex="8pt"/>
    </style:style>
    <style:style style:name="ce8" style:family="table-cell" style:parent-style-name="Default">
      <style:table-cell-properties fo:wrap-option="wrap"/>
      <style:text-properties fo:font-size="8pt" style:font-name-asian="Lohit Devanagari" style:font-size-asian="12pt" style:language-asian="hi" style:country-asian="IN" style:font-size-complex="8pt"/>
    </style:style>
    <style:style style:name="ce3" style:family="table-cell" style:parent-style-name="Default">
      <style:table-cell-properties fo:wrap-option="wrap"/>
      <style:text-properties fo:font-size="8pt" style:font-name-asian="Lohit Devanagari" style:font-size-asian="8pt" style:language-asian="hi" style:country-asian="IN" style:font-size-complex="8pt"/>
    </style:style>
    <style:style style:name="ce4" style:family="table-cell" style:parent-style-name="Default">
      <style:table-cell-properties fo:wrap-option="wrap"/>
      <style:text-properties fo:font-size="8pt" style:font-name-asian="Lohit Devanagari" style:font-size-asian="8pt" style:language-asian="hi" style:country-asian="IN" style:font-name-complex="DejaVu Sans" style:font-size-complex="8pt" style:language-complex="none" style:country-complex="none"/>
    </style:style>
    <style:style style:name="ce6" style:family="table-cell" style:parent-style-name="Default">
      <style:table-cell-properties fo:wrap-option="wrap"/>
      <style:text-properties style:font-name="Liberation Sans" fo:font-size="8pt" style:font-name-asian="Lohit Devanagari" style:font-size-asian="8pt" style:language-asian="hi" style:country-asian="IN" style:font-size-complex="8pt"/>
    </style:style>
    <style:style style:name="ce13" style:family="table-cell" style:parent-style-name="Default">
      <style:table-cell-properties fo:wrap-option="wrap"/>
      <style:text-properties style:font-name="Liberation Serif" fo:font-size="10pt" style:font-name-asian="Lohit Devanagari" style:font-size-asian="10pt" style:language-asian="hi" style:country-asian="IN" style:font-name-complex="DejaVu Sans" style:font-size-complex="10pt" style:language-complex="none" style:country-complex="none"/>
    </style:style>
    <style:style style:name="T1" style:family="text">
      <style:text-properties style:letter-kerning="true" style:language-asian="hi" style:country-asian="IN" style:font-name-asian="Lohit Devanagari" style:font-size-asian="12pt"/>
    </style:style>
    <style:style style:name="T2" style:family="text">
      <style:text-properties style:font-name="Liberation Sans"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Lohit Devanagari" style:font-name-complex="Lohit Devanagari" style:font-size-asian="12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use-window-font-color="true" style:letter-kerning="true" fo:language="en" fo:country="US" style:language-asian="hi" style:country-asian="IN" style:font-name-asian="Lohit Devanagari" style:font-size-asian="12pt"/>
    </style:style>
    <style:style style:name="T4" style:family="text">
      <style:text-properties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Lohit Devanagari" style:font-name-complex="Lohit Devanagari" style:font-size-asian="12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Liberation Sans"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Lohit Devanagari" style:font-name-complex="Lohit Devanagari" style:font-size-asian="12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use-window-font-color="true" fo:font-size="10pt" style:letter-kerning="true" fo:language="en" fo:country="US" style:language-asian="hi" style:country-asian="IN" style:font-name-asian="Lohit Devanagari" style:font-size-asian="10pt" style:font-size-complex="10pt"/>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015" table:default-cell-style-name="ce2"/>
        <table:table-row table:style-name="ro1">
          <table:table-cell office:value-type="string" calcext:value-type="string">
            <text:p>дата</text:p>
          </table:table-cell>
          <table:table-cell table:style-name="ce1" office:value-type="string" calcext:value-type="string">
            <text:p>благодарности</text:p>
          </table:table-cell>
          <table:table-cell table:style-name="ce1" office:value-type="string" calcext:value-type="string">
            <text:p>саммари</text:p>
          </table:table-cell>
          <table:table-cell table:style-name="ce1" office:value-type="string" calcext:value-type="string">
            <text:p>какие потребности закрыл</text:p>
          </table:table-cell>
          <table:table-cell table:style-name="ce1" office:value-type="string" calcext:value-type="string">
            <text:p>какие чувства и эмоции испытывал</text:p>
          </table:table-cell>
          <table:table-cell table:style-name="ce1" office:value-type="string" calcext:value-type="string">
            <text:p>какие были взаимодействия с людьми</text:p>
          </table:table-cell>
          <table:table-cell table:style-name="ce1" office:value-type="string" calcext:value-type="string">
            <text:p>что нового узнал; о чем поменял мнение</text:p>
          </table:table-cell>
          <table:table-cell table:style-name="ce1" office:value-type="string" calcext:value-type="string">
            <text:p>что ценного можно вынести, какие уроки и предложения на будущее</text:p>
          </table:table-cell>
          <table:table-cell table:style-name="ce1" office:value-type="string" calcext:value-type="string">
            <text:p>о чем думал; что было важным из того, о чем думал; о чем из этого хорошо бы написать эссе</text:p>
          </table:table-cell>
          <table:table-cell table:style-name="ce1" table:number-columns-repeated="1015"/>
        </table:table-row>
        <table:table-row table:style-name="ro2">
          <table:table-cell office:value-type="string" calcext:value-type="string">
            <text:p>17 июля 2020</text:p>
          </table:table-cell>
          <table:table-cell office:value-type="string" calcext:value-type="string">
            <text:p><text:span text:style-name="T1">Я благодарен Славе Матюхину за организацию Структурирования – у меня была возможность пообщаться с одной девушкой и помочь ей в чем-то разобраться.</text:span></text:p>
            <text:p><text:span text:style-name="T1">Я благодарен сотруднице учебного офиса за быстрое и вежливое изготовление заверенной копии диплома для меня.</text:span></text:p>
            <text:p><text:span text:style-name="T1">Я благодарен за свое крепкое, здоровое молодое тело.</text:span></text:p>
            <text:p><text:span text:style-name="T1">Я благодарен за то, что у меня есть высшее образование. Пускай эти 4 года дались мне тяжело, но все-таки это намного лучше, чем могло бы быть.</text:span></text:p>
            <text:p><text:span text:style-name="T1">Я благодарен всем рабочим, в результате труда которых я смог сегодня поесть.</text:span></text:p>
          </table:table-cell>
          <table:table-cell office:value-type="string" calcext:value-type="string">
            <text:p><text:span text:style-name="T1">Разбирался, какие документы нужны для подачи в магистратуру. Ездил в институт за заверенной копией диплома и печатью документов. Пообедал в кафе Джаганнат, купил веганские заменители сгущенки, колбасы, сосисок, кокосовую стружку.</text:span></text:p>
            <text:p><text:span text:style-name="T1">Участвовал в мероприятии Кочерги “Структурирование” в роли структурирующего, тема была “Как проверять источники информации, каким источникам доверять”.</text:span></text:p>
            <text:p><text:span text:style-name="T1">Что читал</text:span></text:p>
            <text:p><text:span text:style-name="T1">Unsong</text:span></text:p>
            <text:p><text:span text:style-name="T1">Забавная книга, которую я читаю, чтобы убивать время, когда на сложную когнитивную деятельность нет ресурсов. Совершенно будет не жаль забыть все, что там происходит.</text:span></text:p>
            <text:p/>
            <text:p><text:span text:style-name="T1">Посты на lesswrong про дневник благодарностей и “терапию письмом” в целом.</text:span></text:p>
            <text:p><text:span text:style-name="T1">Выражаясь вычурно, правый конец моего 95-% доверительного интервала оценки ожидаемой полезности ведения дневника очень большой. Многочисленные реплицирующиеся исследования показывают, что писание о своих проблемах, писание о своих успехах, писание о своем чувстве благодарности долгосрочно значительно увеличивают уровень счастья, самооценку, уменьшают стресс и депрессию.</text:span></text:p>
            <text:p/>
            <text:p><text:span text:style-name="T1">Что чувствовал</text:span></text:p>
            <text:p><text:span text:style-name="T1">Сегодня – день выгорания. Вот мои симптомы выгорания:</text:span></text:p>
            <text:p><text:span text:style-name="T1">проснулся уже уставшим</text:span></text:p>
            <text:p><text:span text:style-name="T1">болит голова</text:span></text:p>
            <text:p><text:span text:style-name="T1">подавленное настроение</text:span></text:p>
            <text:p><text:span text:style-name="T1">физическая и когнитивная усталость</text:span></text:p>
            <text:p><text:span text:style-name="T1">тяжело улыбаться</text:span></text:p>
            <text:p><text:span text:style-name="T1">еда не доставляет удовольствия</text:span></text:p>
            <text:p/>
            <text:p><text:span text:style-name="T1">После структурирования стало легче. Я хочу, чтобы со мной так не было. Я думаю, что отношусь к себе с алчностью и выжимаю из себя когнитивные ресурсы безо всякого самосострадания. А если бы я больше отдыхал и был более счастлив, то на самом деле делал бы большего. Сейчас я совсем не могу читать, работать в цеттелькастене и креативно думать.</text:span></text:p>
          </table:table-cell>
          <table:table-cell table:number-columns-repeated="1021"/>
        </table:table-row>
        <table:table-row table:style-name="ro3">
          <table:table-cell office:value-type="float" office:value="18" calcext:value-type="float">
            <text:p>18</text:p>
          </table:table-cell>
          <table:table-cell table:style-name="ce8" office:value-type="string" calcext:value-type="string">
            <text:p><text:span text:style-name="T1">Я благодарен Даниле Медведеву за совет книг Альтшуллера и Дрекслера.</text:span></text:p>
            <text:p><text:span text:style-name="T1">Я благодарен Альтшуллеру и Дрекслеру за их книги и работу в целом.</text:span></text:p>
            <text:p><text:span text:style-name="T1">Я благодарен маме за терпеливое отношение ко мне несмотря на мое подавленное состояние.</text:span></text:p>
            <text:p><text:span text:style-name="T1">Я благодарен за веганскую колбасу, сгущенку и сосиски тем рабочим, которые участвовали в их изготовлении и транспортировке.</text:span></text:p>
            <text:p><text:span text:style-name="T1">Я благодарен за то, что у меня есть дом, доступ к чистой воде, полноценному питанию. Я благодарен за то, что у меня есть высшее образование, крепкое здоровое тело.</text:span></text:p>
            <text:p><text:span text:style-name="T1">Я благодарен, что Пион учит людей Усилению Интеллекта.</text:span></text:p>
            <text:p><text:span text:style-name="T1">Я благодарен за свою встречу с чудом в виде книги Life 3.0 </text:span></text:p>
          </table:table-cell>
          <table:table-cell office:value-type="string" calcext:value-type="string">
            <text:p><text:span text:style-name="T1">читал про нанотехнологии, спал час перед обедом, ездил с мамой гулять по ВДНХ, читал про ЖСТЛ, делал дз по УИ, смотрел фильм One Life</text:span></text:p>
            <text:p><text:span text:style-name="T1">Нанотех: еще в 1960 году Фейнман писал, что физически возможно хранить огромные объемы информации в крохотном размере, и создавать механизмы-манипуляторы для хирургии изнутри тела. Считаю, что книга Дрекслера изменить мою жизнь.</text:span></text:p>
            <text:p><text:span text:style-name="T1">ЖСТЛ: считаю, что эта книга изменит мою жизнь. Здесь детально разбираются виды творчества и делаются выводы на основе обобщений многих биографий великих людей.</text:span></text:p>
            <text:p><text:span text:style-name="T1">После 18:20 ничего не читал.</text:span></text:p>
            <text:p><text:span text:style-name="T1">Что чувствовал</text:span></text:p>
            <text:p><text:span text:style-name="T1">Было не так плохо, как вчера, но плохо. Мозг не мог генерировать идеи – то есть я как минимум второй день не писал эфемерных заметок.</text:span></text:p>
            <text:p><text:span text:style-name="T1">На социальных мероприятиях не был, общался только с самой. Еда кажется вкуснее, чем вчера. Веганская колбаса очень похожа на мясную.</text:span></text:p>
          </table:table-cell>
          <table:table-cell table:number-columns-repeated="1021"/>
        </table:table-row>
        <table:table-row table:style-name="ro4">
          <table:table-cell table:formula="of:=[.A3]+1" office:value-type="float" office:value="19" calcext:value-type="float">
            <text:p>19</text:p>
          </table:table-cell>
          <table:table-cell office:value-type="string" calcext:value-type="string">
            <text:p><text:span text:style-name="T1">Я благодарен за крепкое здоровое молодое тело.</text:span></text:p>
            <text:p><text:span text:style-name="T1">Я благодарен за возможности доступа к большому количеству знаний и возможностей. Мало у кого есть те возможности, которые есть у меня. В будущем я сделаю так, чтобы они были у всех.</text:span></text:p>
            <text:p><text:span text:style-name="T1">Я благодарен за веганскую колбасу. Она вкусная.</text:span></text:p>
            <text:p><text:span text:style-name="T1">Я благодарен за чистую питьевую воду.</text:span></text:p>
          </table:table-cell>
          <table:table-cell office:value-type="string" calcext:value-type="string">
            <text:p><text:span text:style-name="T1">Утром катался на велосипеде, задняя шина была спущена, поэтому было тяжело, я устал. После того как вернулся, примерно с 12:00 до 16:00 валялся в кровати с перерывом на обед. Я очень страдал, мне было плохо.</text:span></text:p>
            <text:p><text:span text:style-name="T1">Читал посты Соареса про продуктивность, поделал домашку по УИ. Не участвовал в соц мероприятиях.</text:span></text:p>
            <text:p><text:span text:style-name="T1">Вечером читал ЖСТЛ. </text:span></text:p>
            <text:p><text:span text:style-name="T1">Потом стал читать первую книгу трилогии uplift, но там оказался сложный для меня в тот момент английский.</text:span></text:p>
            <text:p><text:span text:style-name="T1">После 20:30 оказалось, что я устал и ничего не могу делать, поэтому сел смотреть Игру Престолов, предварительно безуспешно ища в интернете сериал Stranger Things и The Dark.</text:span></text:p>
            <text:p><text:span text:style-name="T1">В цк ничего не писал.</text:span></text:p>
          </table:table-cell>
          <table:table-cell table:number-columns-repeated="1021"/>
        </table:table-row>
        <table:table-row table:style-name="ro5">
          <table:table-cell table:formula="of:=[.A4]+1" office:value-type="float" office:value="20" calcext:value-type="float">
            <text:p>20</text:p>
          </table:table-cell>
          <table:table-cell table:style-name="ce3" office:value-type="string" calcext:value-type="string">
            <text:p><text:span text:style-name="T2">Я благодарен тому человеку, который со мной работал вместе. Я благодарен за цеттелькастен – тем, кто его придумал, писал о нем книги, и за трилиум.</text:span></text:p>
            <text:p><text:span text:style-name="T2">Я благодарен за спортивную программу, по которой занимаюсь.</text:span></text:p>
            <text:p><text:span text:style-name="T2">Я благодарен за сайт psyalter и за то, что быстро смог найти хорошего кандидата – своего возможного терапевта.</text:span></text:p>
            <text:p><text:span text:style-name="T2">Я благодарен за жстл.</text:span></text:p>
            <text:p><text:span text:style-name="T2">Я благодарен за арахис и тыквенные семечки. Я благодарен за соевый белок.</text:span></text:p>
          </table:table-cell>
          <table:table-cell table:style-name="ce6" office:value-type="string" calcext:value-type="string">
            <text:p><text:span text:style-name="T4">Ездил в военкомат, отвозил копию диплома о высшем образовании. После возвращения искал психотерапевта.</text:span></text:p>
            <text:p><text:span text:style-name="T4">После обеда коворкал вместе с человеком – работал в цк, наконец.  Разговаривал с мамой. Перед готовкой ужина занялся спортом. Готовил ужин. Формулировал задачи для психотерапии. После ужина смотрел Игру Престолов.</text:span></text:p>
            <text:p><text:span text:style-name="T4">Как настроение</text:span></text:p>
            <text:p><text:span text:style-name="T4">Довольно грустно и устало, но я очень рад, что смог позаниматься в цк. Я кушал много хлебцев.</text:span></text:p>
          </table:table-cell>
          <table:table-cell table:number-columns-repeated="1021"/>
        </table:table-row>
        <table:table-row table:style-name="ro6">
          <table:table-cell table:formula="of:=[.A5]+1" office:value-type="float" office:value="21" calcext:value-type="float">
            <text:p>21</text:p>
          </table:table-cell>
          <table:table-cell table:style-name="ce4" office:value-type="string" calcext:value-type="string">
            <text:p><text:span text:style-name="T3">Я благодарен за лес. Я благодарен за продуктивный завтрак. Я благодарен за то, что могу читать что хочу. Я благодарен, что есть много организаций и людей, работающих над тем, чтобы у человечества было прекрасное будущее. Я благодарен Юдковскому за написание цепочек и русскому сообществу лессронг за их перевод. Я благодарен за сосиски из пшеничного белка. Я благодарен, что есть люди умнее меня. Я благодарен за оригами.</text:span></text:p>
          </table:table-cell>
          <table:table-cell table:style-name="ce3" office:value-type="string" calcext:value-type="string">
            <text:p><text:span text:style-name="T5">Планировал день на продуктивном завтраке. Много читал – дочитывал начатые ранее вещи. В цк ничего не писал. После обеда вздремнул 20 минут, потом час погулял. Разбирался в организациями, занимающимися ИИ и х-рисками. Занялся спортом. Посмотрел серию игры престолов. В конце дня скачал и стал читать книгу про дизайн оригами.</text:span></text:p>
          </table:table-cell>
          <table:table-cell table:number-columns-repeated="1021"/>
        </table:table-row>
        <table:table-row table:style-name="ro7">
          <table:table-cell table:formula="of:=[.A6]+1" office:value-type="float" office:value="22" calcext:value-type="float">
            <text:p>22</text:p>
          </table:table-cell>
          <table:table-cell table:style-name="ce3" office:value-type="string" calcext:value-type="string">
            <text:p><text:span text:style-name="T1">Я хотел составить себе план по чтению, вроде что-то составил, потом решил сделать премортем и понял, что самое главное сейчас – это все-таки перестать себя насиловать, потому что читать и писать по 4 часа в день – это замечательно, но я не смогу.</text:span></text:p>
            <text:p><text:span text:style-name="T1">Я думаю, что я не умею планировать, поэтому я решил развить эту привычку, и начинаю с маленького промежутка – дня – и в компании людей.</text:span></text:p>
            <text:p><text:span text:style-name="T1">Я думаю, что засчет того что я участвую в группе по усилению интеллекта с Пион, я могу немного расслабиться в плане самостоятельного становления гением и спасителем мира и довериться сейчас учебе у Пион. Я благодарен Пион за обучение усилению интеллекта. Я благодарен за планерки дня некромухтару. Я благодарен за оригами. Я благодарен за медово-горчичный соус и за соус карри и за соевую сгущенку. Я благодарен Маше Оленевой за игры на сближение. Я благодарен маме за то, что она читает материалы по рациональности. Я благодарен Ювалю за сапиенса, Юдковскому за цепочки, Аларику за переводы. Я благодарен, что есть психотерапия и сервисы по подбору терапевтов. Я благодарен, что есть r-value.</text:span></text:p>
          </table:table-cell>
          <table:table-cell office:value-type="string" calcext:value-type="string">
            <text:p><text:span text:style-name="T1">Плана нет, но я придумал несколько изменений, которые помогут мне.</text:span></text:p>
            <text:p><text:span text:style-name="T1">1. Я по вечерам веду дневник благодарностей.</text:span></text:p>
            <text:p><text:span text:style-name="T1">2. По утрам с 10:00 я участвую в онлайн-мероприятии “Продуктивные завтраки”, на котором планирую перед людьми свой день.</text:span></text:p>
            <text:p><text:span text:style-name="T1">3. В июле я не буду начинать новых книг – только дочитывать старое.</text:span></text:p>
            <text:p><text:span text:style-name="T1">4. Я четко сформулировал свои задачи, которые хочу решить с помощью психотерапии, и теперь ищу терапевта.</text:span></text:p>
            <text:p><text:span text:style-name="T1">5. Я заново начинаю свою программу каждодневных спортивных тренировок.</text:span></text:p>
            <text:p><text:span text:style-name="T1">6. Я начинаю учиться созданию оригами-моделей. Это будет мое хобби, с помощью которого я буду отдыхать.</text:span></text:p>
            <text:p/>
            <text:p/>
            <text:p/>
            <text:p><text:span text:style-name="T1">Сегодня я отдыхал. Я участвовал в 4 онлайн-мероприятиях и 2.5 часа учился оригами-дизайну. Съездил распечатать документ. Сделал тренировку. Ничего не читал и не писал заметок. </text:span></text:p>
          </table:table-cell>
          <table:table-cell table:number-columns-repeated="1021"/>
        </table:table-row>
        <table:table-row table:style-name="ro8">
          <table:table-cell table:formula="of:=[.A7]+1" office:value-type="float" office:value="23" calcext:value-type="float">
            <text:p>23</text:p>
          </table:table-cell>
          <table:table-cell table:style-name="ce4" office:value-type="string" calcext:value-type="string">
            <text:p><text:span text:style-name="T3">Я благодарен за бумагу и за оригами. Я благодарен за смешную книгу ансонг. Я благодарен, что есть психотерапия. Я благодарен, что есть мама. Я благодарен, что могу помогать людям на структурировании. Я благодарен, что есть спид-дейтинги.</text:span></text:p>
          </table:table-cell>
          <table:table-cell office:value-type="string" calcext:value-type="string">
            <text:p><text:span text:style-name="T1">Большую часть дня было плохо. Даже от оригами. Послушал какую-то лекцию по ЭА. </text:span></text:p>
            <text:p><text:span text:style-name="T1">Сходил в ленс. Посмотрел серию игры престолов. Приятный вкус еды опять пропал. Днем попытался уснуть, но не смог.</text:span></text:p>
          </table:table-cell>
          <table:table-cell table:number-columns-repeated="1021"/>
        </table:table-row>
        <table:table-row table:style-name="ro9">
          <table:table-cell table:formula="of:=[.A8]+1" office:value-type="float" office:value="24" calcext:value-type="float">
            <text:p>24</text:p>
          </table:table-cell>
          <table:table-cell table:style-name="ce4" office:value-type="string" calcext:value-type="string">
            <text:p><text:span text:style-name="T3">Я благодарен, что есть мама. Я благодарен, что есть оригами, бумага, математика. Я благодарен, что есть спорт. Я благодарен за горький шоколад с медом. Я благодарен за сервисы по онлайн-видео-связи. Я благодарен за классическую и неоклассическую музыку. Я благодарен за запах дождя и за небо.</text:span></text:p>
          </table:table-cell>
          <table:table-cell office:value-type="string" calcext:value-type="string">
            <text:p><text:span text:style-name="T1">Отдыхал, изучал оригами, смотрел сериал, кушал. Ничего особенного. Восстанавливаюсь.</text:span></text:p>
            <text:p><text:span text:style-name="T1">Оригами классное. Днем не хотелось спать. Страдал меньше, чем вчера.</text:span></text:p>
          </table:table-cell>
          <table:table-cell table:number-columns-repeated="1021"/>
        </table:table-row>
        <table:table-row table:style-name="ro10">
          <table:table-cell table:formula="of:=[.A9]+1" office:value-type="float" office:value="25" calcext:value-type="float">
            <text:p>25</text:p>
          </table:table-cell>
          <table:table-cell table:style-name="ce4" office:value-type="string" calcext:value-type="string">
            <text:p><text:span text:style-name="T3">Я благодарен за спиддейтинг. Я благодарен, что есть другие люди и с ними можно общаться. Я благодарен, что есть голубика. Я благодарен, что есь оригами. Я благодарен Пион за лекцию про отдых. Я благодарен за жстл. Я благодарен за запах выпечки, который сейчас идет с улицы.</text:span></text:p>
          </table:table-cell>
          <table:table-cell table:number-columns-repeated="1022"/>
        </table:table-row>
        <table:table-row table:style-name="ro11">
          <table:table-cell table:formula="of:=[.A10]+1" office:value-type="float" office:value="26" calcext:value-type="float">
            <text:p>26</text:p>
          </table:table-cell>
          <table:table-cell table:style-name="ce4" office:value-type="string" calcext:value-type="string">
            <text:p><text:span text:style-name="T3">Я благодарен за веганскую сгущенку с кокосовой стружкой. Я благодарен Миша Ягудину за встречу. Я благодарен за оригами. Я благодарен за амарантовую муку и тофу-пасту. Я благодарен Пион за внимательность и человечность. Я блгодарен за лекции Данилы Медведева. Я благодарен Тане Миропольской за общество. Я благодарен Пион за лекции. Я благодарен ей же за группы по усилению интеллекта. Я благодарен за то, что не страдал сегодня от усталости.Я благодарен Мише Батину за борьбу со старением. Я благодарен Киту за совет игры. Я благодарен разработчикам игры за игру.</text:span></text:p>
          </table:table-cell>
          <table:table-cell table:number-columns-repeated="1022"/>
        </table:table-row>
        <table:table-row table:style-name="ro12">
          <table:table-cell table:formula="of:=[.A11]+1" office:value-type="float" office:value="27" calcext:value-type="float">
            <text:p>27</text:p>
          </table:table-cell>
          <table:table-cell office:value-type="string" calcext:value-type="string">
            <text:p>Я благодарен за то, что доделал модель оригами. Благодарен за легкость, с которой провел день засчет отслеживания уровней энергии, спокойствия и радости. Благодарен за прогулку, благодарен за мысли в голове, благодарен за вкусный хлеб, за крендель, за клетчатку, за имбирные конфеты. Я благодарен за технику помодоро. Я благодарен за то, что есть танцы, и что в Москве их преподают. </text:p>
          </table:table-cell>
          <table:table-cell office:value-type="string" calcext:value-type="string">
            <text:p>Первый раз весь день отслеживал уровни энергии, спокойствия и радости. Благодаря этому весь день прошел очень приятно, я совсем не выгорал и сделал все задачи, какие хотел. Начал делать дешевые эксперименты по поиску интересных для себя проктов – идентифицирую людей, которые что-то делают, пишу им о себе. Хорошо подумал над домашним заданием по усилению интеллекта – придумывал паттерны, которые могут помогать мне приближаться к целевому миру. Нашел студию, где могу заниматься хастлом в августе. К медитации просто на дыхание добавил медитацию на любящую доброту. Доделал модель оригами.</text:p>
          </table:table-cell>
          <table:table-cell table:number-columns-repeated="1021"/>
        </table:table-row>
        <table:table-row table:style-name="ro13">
          <table:table-cell table:formula="of:=[.A12]+1" office:value-type="float" office:value="28" calcext:value-type="float">
            <text:p>28</text:p>
          </table:table-cell>
          <table:table-cell office:value-type="string" calcext:value-type="string">
            <text:p>Я благодарен психотерапевтке Анне за то, что она есть и может мне помочь. Я благодарен за чесночный хлеб и за бретцель. Я благодарен за имбирные конфеты и щоколадку. Я благодароен за парк перед МИСИ. Я благодарен за теплую погоду . Я благодарен за медитацию метта. Я благодарен маме за новую бумагу. Я благодарен, что у меня есть перья для каллиграфии. Я благодарен Пион за внимательное и участливое отношение. Я благодарен друзьям из продуктивного зактрака за внимание. Я благодарен Маше Оленевой за серклинг. Я благодарен за соевый белок. Я благодарен за сочную ароматную вкусную большую дыню.</text:p>
          </table:table-cell>
          <table:table-cell office:value-type="string" calcext:value-type="string">
            <text:p>Продолжал целый день следить за состоянием. До планирования час почитал. Участвовал в серклинге. Наполовину сделал следующую оригами модель. Засчет того что я в своей тетрадке для планирования сразу сделал странички для дней недели, я в течение дня добавлял туда задачи, и по каждому дню уже примерно знаю, что хочу делать. Было хорошее настроение. Наряду с дневником благодарности продолжаю практиковать перед сном медитацию любящей доброты. Я нашел специалистку по кпт, первый созвон в пятницу.</text:p>
          </table:table-cell>
          <table:table-cell table:number-columns-repeated="1021"/>
        </table:table-row>
        <table:table-row table:style-name="ro14">
          <table:table-cell table:formula="of:=[.A13]+1" office:value-type="float" office:value="29" calcext:value-type="float">
            <text:p>29</text:p>
          </table:table-cell>
          <table:table-cell office:value-type="string" calcext:value-type="string">
            <text:p>Я благодарен за имбирную конфету. Я благодарен Пион за внимательность и заботливость. Я благодарен за большую сочную сладкую вкусную дыню. Я благодарен за друзей с продуктивных завтраков. Я благодарен, что получилась рыба оригами. Я благодарен за овсянку. Я благодарен за игру Грис. Я благодарен за лес. Я благодарен, что есть коливинги.</text:p>
          </table:table-cell>
          <table:table-cell office:value-type="string" calcext:value-type="string">
            <text:p>Прочитал общую идею, как работает электронный микроскоп. Доделал из бумаги рыбу. Посмотрел интервью Данилы и Пион про УИ. Позанимался УИ с Пион. Час погулял. Послушал лекцию про коливинг.</text:p>
          </table:table-cell>
          <table:table-cell table:number-columns-repeated="1021"/>
        </table:table-row>
        <table:table-row table:style-name="ro10">
          <table:table-cell table:formula="of:=[.A14]+1" office:value-type="float" office:value="30" calcext:value-type="float">
            <text:p>30</text:p>
          </table:table-cell>
          <table:table-cell office:value-type="string" calcext:value-type="string">
            <text:p><text:s/>Я благодарен Пион за ее курс. Я благодарен за игру Грис. Я благодарен за малиновые конфеты. Я благодарен за крафтовую бумагу. Я благодарен за структурирование. Я благодарен Славе за помощь. Я благодарен за сквер рядом с МИСИ. Я благодарен за хлеб. Я благодарен за соевый белок.</text:p>
          </table:table-cell>
          <table:table-cell office:value-type="string" calcext:value-type="string">
            <text:p>Меньше читал, чем планировал – только перечитал манифест по УИ. Больше думал, чем планировал. Я осознал, что успех в этом деле в основном зависит от стараний самого человека, поэтому сегодня много рефлексировал и осмыслял. Утром решал проблему с тем, что убунту не запускалась из-за того что закончилось место на диске.</text:p>
          </table:table-cell>
          <table:table-cell table:number-columns-repeated="1021"/>
        </table:table-row>
        <table:table-row table:style-name="ro15">
          <table:table-cell table:formula="of:=[.A15]+1" office:value-type="float" office:value="31" calcext:value-type="float">
            <text:p>31</text:p>
          </table:table-cell>
          <table:table-cell office:value-type="string" calcext:value-type="string">
            <text:p>Я благодарен, что есть черника. Я благодарен за ноушен. Я благодарен за крафтовую бумагу. Я благодарен, что могу думать. Я благодарен Пион за идею с отслеживанием состояния. Я благодарен за медитацию. Я благодарен за психотерапию. Я благодарен за ЖСТЛ.</text:p>
          </table:table-cell>
          <table:table-cell office:value-type="string" calcext:value-type="string">
            <text:p>Утром хотел дочитать статью, но не дочитал. Снова думал больше, чем планировал думать. Устал. Был сеанс терапии, на котором я рассказывал о себе. Не занимался спортом и не выходил на улицу, потому что устал. Доделал упражнение по оригами с созданием конечностей с пальцами и теперь могу перейти к новой главе.</text:p>
          </table:table-cell>
          <table:table-cell table:number-columns-repeated="1021"/>
        </table:table-row>
        <table:table-row table:style-name="ro16">
          <table:table-cell office:value-type="string" calcext:value-type="string">
            <text:p>1 авг 2020</text:p>
          </table:table-cell>
          <table:table-cell office:value-type="string" calcext:value-type="string">
            <text:p>Я благодарен Пион за курс по УИ. Я благодарен, что могу печатать – что у меня есть руки для этого и клавиатура. Я благодарен за оригами. Я благодарен за игру грис. Я благодарен Гришу Мастридеру за видео. Я благодарен за игру френдзона.</text:p>
          </table:table-cell>
          <table:table-cell office:value-type="string" calcext:value-type="string">
            <text:p>Ушел после 30 минут с продуктивных завтраков, потому что стало скучно и понятно, что с этими людьми я не хоч уобщаться – одна их девушек не может наладить сон и испытывает проблемы с приемом антидепрессантов. Не то чтобы я имею что-то против – я очень хочу, чтобы она выздоровела, но не хочу иметь таких людей в моем кругу общения, тем более ежедневном. Сегодня я опять много думал про УИ – писал тексты. Вошел в поток, к концу дня очень устал. Спортом опять не занимался, на улицу выше в магазин. С сероедины дня болит под левыми ребрами. Медитация была сложной и неприятной – только на эту боль и мог смотреть. Колет, если глубоко вдыхать.</text:p>
          </table:table-cell>
          <table:table-cell table:number-columns-repeated="1021"/>
        </table:table-row>
        <table:table-row table:style-name="ro16">
          <table:table-cell office:value-type="float" office:value="2" calcext:value-type="float">
            <text:p>2</text:p>
          </table:table-cell>
          <table:table-cell office:value-type="string" calcext:value-type="string">
            <text:p>Я благодарен за имбирную конфету. Я благодарен за соевый белок. Я благодарен за амарантовую муку и льняную кашу. Я благодарен Даниле за его работу. Я благодарен за люцерну. Я благодарен за оригами. Я благодарен за чистое постеьное белье и одежду. Я благодарен за курсеру. Я благодарен за сложную интересную жизнь.</text:p>
          </table:table-cell>
          <table:table-cell office:value-type="string" calcext:value-type="string">
            <text:p>Читал, писал, думал, смотрел лекцию про план Данилы, планировал. Доделал воробья из бумаги, очень удивился – это работа на уровень выше того, что я делал раньше. Сделал тренировку, в социальных мероприятиях не участвовал.</text:p>
          </table:table-cell>
          <table:table-cell table:number-columns-repeated="1021"/>
        </table:table-row>
        <table:table-row table:style-name="ro17">
          <table:table-cell table:formula="of:=[.A18]+1" office:value-type="float" office:value="3" calcext:value-type="float">
            <text:p>3</text:p>
          </table:table-cell>
          <table:table-cell office:value-type="string" calcext:value-type="string">
            <text:p>Я благораден за книги. Я благодарен Даниле за лекцию про старение и сложность. Я благодарен за люцерну. Я благодарен за бананы и семена чиа. Я благодарен, что есть другие люди. Я благодарен за здоровое молодое тело. Я благодарен, что есть деньги. Я благодарен за оригами. Я благодарен за просветы в листве, через которые солнце пятнами освещает дорогу. Я благодарен за удобную кровать. Я благодарен, что могу видеть.</text:p>
          </table:table-cell>
          <table:table-cell office:value-type="string" calcext:value-type="string">
            <text:p>Читал, писал, смотрел, думал. Днем поспал. Когда съел арахис и тыквенные семечки, пошел гулять и в магазин, и мне стало грустно от одиночеста и отсутствия впечатлений. Как будто, как детство и юность прошли мимо, так и взрослая жизнь мимо проходит, пока я читаю. Я вернулся грустный и уставший и не сделал спортивную тренировку. Обещаю, что завтра сделаю.</text:p>
          </table:table-cell>
          <table:table-cell table:number-columns-repeated="1021"/>
        </table:table-row>
        <table:table-row table:style-name="ro18">
          <table:table-cell table:formula="of:=[.A19]+1" office:value-type="float" office:value="4" calcext:value-type="float">
            <text:p>4</text:p>
          </table:table-cell>
          <table:table-cell office:value-type="string" calcext:value-type="string">
            <text:p>Я благодарен, что есть другие люди, и с ними можно общаться. Я благодарен, что мне сложно. Я благодарен, что я могу думать и формировать информационный поток по своему желанию. Я благодарен, что есть бумага. Я благодарен, что есть соевый белок. Я благодарен, что есть делто-оранжево-зеленый цвет. Я благодарен, что есть люди, которые хотят решить проблему старения.</text:p>
          </table:table-cell>
          <table:table-cell office:value-type="string" calcext:value-type="string">
            <text:p>Читал, думал. Перед прочтением сегодняшних материалов делал активный реколл, самостоятельно в текстовый файл выписывая о, что помню. Поставил тренировку в первой половине дня перед походо на улицу,в результате чего было легко. Понял, что в общении мне не хватает установки на рост. Участвовал в relating games и в уличной эпистемологии (наконец-то!).</text:p>
          </table:table-cell>
          <table:table-cell table:number-columns-repeated="1021"/>
        </table:table-row>
        <table:table-row table:style-name="ro19">
          <table:table-cell table:formula="of:=[.A20]+1" office:value-type="float" office:value="5" calcext:value-type="float">
            <text:p>5</text:p>
          </table:table-cell>
          <table:table-cell office:value-type="string" calcext:value-type="string">
            <text:p>Я благодарен за проросшую зеленую гречку. Я благодарен за бумагу и оригами. Я благодарен за курс по УИ. Я благодарен, что я здоров, молод и могу учиться тому, чему хочу. Я благодарен, что являюсь частью большой истории Вселенной. Я благодарен, что слабо выгорел и уже хорошо себя чувствую.</text:p>
          </table:table-cell>
          <table:table-cell office:value-type="string" calcext:value-type="string">
            <text:p>Занимался реколлом УИ, занятием УИ. Устал и малость выгорел, поэтому ограничил информационный поток и не читал ничего из запланированного, а посмотрел фильм Облачный Атлас. Настроение было плохое. Мне тяжело, но я готов на такое ради ДЦ. Позанимался оригами, поболтал с мамой, к концу дня полегчало.</text:p>
          </table:table-cell>
          <table:table-cell table:number-columns-repeated="1021"/>
        </table:table-row>
        <table:table-row table:style-name="ro18">
          <table:table-cell table:formula="of:=[.A21]+1" office:value-type="float" office:value="6" calcext:value-type="float">
            <text:p>6</text:p>
          </table:table-cell>
          <table:table-cell office:value-type="string" calcext:value-type="string">
            <text:p>Я благодарен за прогулку с Аленой Потапенко. Я благодарен за соевый белок. Я благодарен за то, что полностью до глубины души выговорился и Алена меня услышала. Я благодарен, что закрыл потребность в глубокой связи. Я благодарен за закатное слонце. Я благодарен за Москву. Я благодарен за сильное чувство, которое есть и которое я не могу назвать. Я благодарен за Облачный Атлас.</text:p>
          </table:table-cell>
          <table:table-cell office:value-type="string" calcext:value-type="string">
            <text:p>Собирал данные по курсам в сколтехе. Понял, что устал от чтения, и не читал сегодня. Поделал оригами. Гулял с Аленой Потапенко.</text:p>
          </table:table-cell>
          <table:table-cell table:number-columns-repeated="1021"/>
        </table:table-row>
        <table:table-row table:style-name="ro19">
          <table:table-cell table:formula="of:=[.A22]+1" office:value-type="float" office:value="7" calcext:value-type="float">
            <text:p>7</text:p>
          </table:table-cell>
          <table:table-cell office:value-type="string" calcext:value-type="string">
            <text:p>Я благодарен за психотерапию. Я благодарен за цикорий. Я благодарен за оранжево-желто-зеленый цвет листьев, освещенных закатным солнцем. Я благодарен за крепкое здоровое молодое тело. Я благодарен за удобную постель. Я благодарен за стрекотание кузнечиков. Я благодарен, что есть гениальные люди.</text:p>
          </table:table-cell>
          <table:table-cell office:value-type="string" calcext:value-type="string">
            <text:p>Собирал данные по сколтеху. Посмотрел третью часть великого плана Данилы. Спал 2 часа 20 минут днем, потому что устал. Читал про повышение уровня счастья. К концу дня был грустно и тядело от усталости.</text:p>
          </table:table-cell>
          <table:table-cell table:number-columns-repeated="1021"/>
        </table:table-row>
        <table:table-row table:style-name="ro20">
          <table:table-cell table:formula="of:=[.A23]+1" office:value-type="float" office:value="8" calcext:value-type="float">
            <text:p>8</text:p>
          </table:table-cell>
          <table:table-cell office:value-type="string" calcext:value-type="string">
            <text:p>Я благодарен за амаратновый пирожок в кружке. Я благодарен за сон. Я благодарен за лессронг. Я благодарен за соевый белок.</text:p>
          </table:table-cell>
          <table:table-cell office:value-type="string" calcext:value-type="string">
            <text:p>Собирал данные по сколтеховским курсам и лабораториям. Читал посты на лессронге. Спал 1 час 20 минут причем без будильника. Думал о своем близком будущем. Возникла идея отпраздновать день рождения.</text:p>
          </table:table-cell>
          <table:table-cell table:number-columns-repeated="1021"/>
        </table:table-row>
        <table:table-row table:style-name="ro21">
          <table:table-cell table:number-columns-repeated="2"/>
          <table:table-cell office:value-type="string" calcext:value-type="string">
            <text:p>Размышление о неделе в целом. Скучно, однообразно, без особенных впечатлений (исключая прогулку с Аленой). Я читаю, пишу, думаю, сплю, ем, гуляю. Все. Я готов был бы согласиться вести такую жизнь всю свою жизнь, если бы был уверен достаточно сильно, что это приведет меня к становлению гением. </text:p>
            <text:p>Что я могу изменить? Хочу ли я добавить в жизнь новых впечатлений, и если да, то как? Хорошим вариантом были бы путешествия, но есть ограничение в виде вируса и недостаток денежного ресурса. Может быть, я могу получать впечатления от приключенческой и научно-фантастической литературы. От общения тоже. Если так будет продолжаться и даже если я не буду выгорать, то я в итоге буду думать, что молодость тоже прошла мимо. </text:p>
            <text:p>Нахождение романтического партнера могло бы решить проблему.</text:p>
          </table:table-cell>
          <table:table-cell table:number-columns-repeated="1021"/>
        </table:table-row>
        <table:table-row table:style-name="ro22">
          <table:table-cell office:value-type="float" office:value="9" calcext:value-type="float">
            <text:p>9</text:p>
          </table:table-cell>
          <table:table-cell office:value-type="string" calcext:value-type="string">
            <text:p>Я благодарен за биодобавки кпище. Я благодарен за еду. Я благодарен за новый проект Миши Батина. Я благодарен за сколтех. Я благодарен за то, что могу думать. Я благодарен за сон.</text:p>
          </table:table-cell>
          <table:table-cell office:value-type="string" calcext:value-type="string">
            <text:p>Смотрел лекцию, собирал данные по преподавателям сколтеха, думал. Созвонился первый раз с Мишей Батиным. Вечером созвонился с Гошей Ланцом. Начал прием кальция, д3, б12, С Днем снова поспал без будильника хорошо. Сдвинул с вечера тренировку и медитацию с сделал их с большей легкостью.</text:p>
          </table:table-cell>
          <table:table-cell table:number-columns-repeated="1021"/>
        </table:table-row>
        <table:table-row table:style-name="ro19">
          <table:table-cell table:formula="of:=[.A26]+1" office:value-type="float" office:value="10" calcext:value-type="float">
            <text:p>10</text:p>
          </table:table-cell>
          <table:table-cell office:value-type="string" calcext:value-type="string">
            <text:p>Я благодарен за книгу Задача Трех Тел. Я благодарен за амарантовую муку. Я благодарен за интернет. Я благодарен за сколтех. Я благодарен за игру грис. Я благодарен за квашеную капусту. Я благодарен за здоровье. Я благодарен за то, что есть дом.</text:p>
          </table:table-cell>
          <table:table-cell office:value-type="string" calcext:value-type="string">
            <text:p>Изучал хадуп и спарк. Изучал статьи Осиненко. Потом стало скучно и грустно. Прочитал залпом задачу трех тел. Развлекло, но не понравилось. Доиграл в грис. На улицу не выходил и днем не спал.</text:p>
          </table:table-cell>
          <table:table-cell table:number-columns-repeated="1021"/>
        </table:table-row>
        <table:table-row table:style-name="ro22">
          <table:table-cell table:formula="of:=[.A27]+1" office:value-type="float" office:value="11" calcext:value-type="float">
            <text:p>11</text:p>
          </table:table-cell>
          <table:table-cell office:value-type="string" calcext:value-type="string">
            <text:p>Я благодарен за абрикосы. Я благодарен за бананы, кашу и вообще за то, что есть еда. Я благодарен за друзей. Я благодарен за трансгуманизм. Я благодарен за воду. Я благодарен, что у меня есть зрение и я могу читать. Я благодарен за спорт.</text:p>
          </table:table-cell>
          <table:table-cell office:value-type="string" calcext:value-type="string">
            <text:p>Погулял с Филиппом и Владом по Парку Победы. Начал читать роман Трансчеловек. Утром читал про возможности гугл-форм и составлял вопросы к Мише Батину. Поспал после обеда.</text:p>
          </table:table-cell>
          <table:table-cell table:number-columns-repeated="1021"/>
        </table:table-row>
        <table:table-row table:style-name="ro17">
          <table:table-cell table:formula="of:=[.A28]+1" office:value-type="float" office:value="12" calcext:value-type="float">
            <text:p>12</text:p>
          </table:table-cell>
          <table:table-cell office:value-type="string" calcext:value-type="string">
            <text:p>Я благодарен Мише Батину за его деятельность. Я благодарен за дом. Я благодарен за локус. Я благодарен всем имморталистам. Я благодарен за лес. Я благодарен за психотерапию. Я благодарен за курс по усилению интеллекта. Я благодарен за здоровье.</text:p>
          </table:table-cell>
          <table:table-cell office:value-type="string" calcext:value-type="string">
            <text:p>Дочитал, в конце концов, ту цепочку Юдковского про сознание и эссе про Молоха. Поговорил с Мишей батиным, он сказал книги читать и учиться. Я не пошел на встречу R-value и вместо этого как раз читал. Проделал первый раз упражнение ABCDE. Сделал дз 5.1 по усилению интеллекта. Утром снова сделал “пирожок” из амарантовой муки в чашке. Сегодня подержал его в микроволновой печи достаточно долго и он легко отделился от стенок чашки и вообще пропекся хорошо. В 1 пирожок я кладу 20 г амарантовой муки, 20 г перемолотых подсолнечных сечемек с 3 финиками, на кончике ложки корицу, кардамон и разрыхлитель, чайную ложку подсолнечного масла, около 30 г воды. Грел сегодня 2 порции 10 минут на мощности 750. Думаю, что если еще пару минут греть, то будет идеально.</text:p>
          </table:table-cell>
          <table:table-cell table:number-columns-repeated="1021"/>
        </table:table-row>
        <table:table-row table:style-name="ro18">
          <table:table-cell table:formula="of:=[.A29]+1" office:value-type="float" office:value="13" calcext:value-type="float">
            <text:p>13</text:p>
          </table:table-cell>
          <table:table-cell office:value-type="string" calcext:value-type="string">
            <text:p>Я благодарен за льняную кашу. Я благодарен за удобную посель. Я благодарен за структурирование. Я благодарен за технологии. Я благодарен за разумность и возможность улучшаться. Я благодарен за теплую одежду. Я благодарен за маму.</text:p>
          </table:table-cell>
          <table:table-cell office:value-type="string" calcext:value-type="string">
            <text:p>Читал про слона, было скучно. 1 помидорку посвятил разбору статей Оселедца – успел прочитать интро к двум перед тем как устал. Почитал про оригами – а именно, про создание новых текстур и фактур у поверхностей. Впечатляет. С утра делал “пирожок” в миске сразу на двоих. Поставил на 12 минут на мощности 750. Пирожок подгорел – целиком превратился в твердую черную массу. Запах гари сохранялся в комнате весь день. Я расстроился. Еще про старение читал, но был уже уставший и мало продвинулся. Досмотрел великий план Данилы. Участвовал в структурировании на тему “Чем заниматься бессмертным людям”</text:p>
          </table:table-cell>
          <table:table-cell table:number-columns-repeated="1021"/>
        </table:table-row>
        <table:table-row table:style-name="ro23">
          <table:table-cell table:formula="of:=[.A30]+1" office:value-type="float" office:value="14" calcext:value-type="float">
            <text:p>14</text:p>
          </table:table-cell>
          <table:table-cell office:value-type="string" calcext:value-type="string">
            <text:p>Я благодарен за вкусную еду. Я благодарен за теплую одежду. Я благодарен за удобную постель. Я благодарен за здоровье. Я благодарен за легкий доступ к информации. Я благодарен за друзей. Я благодарен за доступ к психотерапии. </text:p>
          </table:table-cell>
          <table:table-cell office:value-type="string" calcext:value-type="string">
            <text:p>Просматривал предыдущие просмотренные статьи Оселедца, прочитал новую. Начал печатать старое письмо деду изАнглии. Оно местами неразборвичо, это сложнее, чем я думал. Спал 2 часа 20 минут – больше, чем обычно. После этого чувствовал некоторую дезориентированность. На улицу не выходил, прошел за день только 4500 шагов. Это хорошо исправить. Сейчас похолодало. Написал черновой вариант эссе по вчерашнему структурированию, завтра доделаю. Участвовал в сеансе психотерапии, мне понравилось – разбирали мешающие установки. В конце дня почитал про детскую смертность. Оказывается, каждый день умирает около 15 тысяч детей.</text:p>
          </table:table-cell>
          <table:table-cell office:value-type="string" calcext:value-type="string">
            <text:p>Сегодня я закрыл потребность в осведомленности – прочитал статью Оселедца. Я закрыл потребность в том, чтобы быть услышанным, и во внутренней гармонии, поработав с психотерапевткой. Сделав повторение усвоенного материала из книги про старение, я закрыл потребность в вызове.</text:p>
          </table:table-cell>
          <table:table-cell office:value-type="string" calcext:value-type="string">
            <text:p>Я чувствовал усталость после прочтения статей Оселедца и написания письма от деда. Я чувствовал признательность и надежду после сеанса терапии. Я чувствовал доверие к терапевтке. Я чувствовал ужас и надежду, когда узнал про детскую смертность. </text:p>
          </table:table-cell>
          <table:table-cell table:number-columns-repeated="1019"/>
        </table:table-row>
        <table:table-row table:style-name="ro18">
          <table:table-cell table:formula="of:=[.A31]+1" office:value-type="float" office:value="15" calcext:value-type="float">
            <text:p>15</text:p>
          </table:table-cell>
          <table:table-cell office:value-type="string" calcext:value-type="string">
            <text:p>Я благодарен за вареники с черной смородиной. Я благодарен за обилие инжира и яблок. Я благодарен за дыню. Я благодарен за удобную постель. Я благодарен за дом. Я благодарен за оригами. Я благодарен за легкий доступ к желаемой информации. Я благодарен за горячую воду. Я благодарен за курс УИ. Я благодарен за ясное небо и комфортную погоду. Я благодарен за кашу-малашу. </text:p>
          </table:table-cell>
          <table:table-cell office:value-type="string" calcext:value-type="string">
            <text:p>Дописал и опубликовал эссе про бессмертие. Почти сделал дз по УИ. Читал про старение. После дневного сна чувствовал дезориентированность. Гулял по скверу рядом с МИСИ, читал там Трансчеловека. Хотел в течение дня прочитать текст к завтрашней ЭА-встрече, но не успел; дочитаю завтра утром. Поделал оригами. На ужин были вареники с черной смородиной. Посмотрел видео exurb1a.</text:p>
          </table:table-cell>
          <table:table-cell office:value-type="string" calcext:value-type="string">
            <text:p>Я закрыл потребность в движении – прошел 10000 шагов. Потребность в обучении – читал про старение и делал дз по УИ. Закрыл потребность в порядке, сменив постельное белье. </text:p>
          </table:table-cell>
          <table:table-cell office:value-type="string" calcext:value-type="string">
            <text:p>Я чувствовал грусть, усталость и вялость после утреннего чтения и после дневного сна. Чувствовал отвращение и презрение к маме. Чувствовал надежду и решимость, что смогу спасти мир.</text:p>
          </table:table-cell>
          <table:table-cell table:number-columns-repeated="1019"/>
        </table:table-row>
        <table:table-row table:style-name="ro18">
          <table:table-cell table:formula="of:=[.A32]+1" office:value-type="float" office:value="16" calcext:value-type="float">
            <text:p>16</text:p>
          </table:table-cell>
          <table:table-cell office:value-type="string" calcext:value-type="string">
            <text:p>Я благодарен за инжир и яблоки. Я благодарен за овсянку. Я благодарен за обилие вкусной и здоровой пищи. Я благодарен за легкий доступ к информации. Я благодарен за удобную постель и безопасный дом. Я благодарен за здоровье. Я благодарен за систему ведения дел, которая у меня есть. Я благодарен за встречу ЭА Саше Бережному. Я благодарен за психотерапию. </text:p>
          </table:table-cell>
          <table:table-cell office:value-type="string" calcext:value-type="string">
            <text:p>В начале дня оказался грустным и уставшим. К встрече ЭА почти прочитал нужный текст. После встречи в основном о чем-то думал. Ничего сегодня не читал, кроме того текста. Можно сказать, отдыхал. На улицу не ходил. Решил скачать Звездные Войны и LoTR. Оригами тоже не занимался.</text:p>
          </table:table-cell>
          <table:table-cell office:value-type="string" calcext:value-type="string">
            <text:p>Я закрыл потребность в сознательности и в ясности, занявшись планированием следующей недели. Я закрыл потребность в легкости, не читав сегодня ничего сложного. Я закрыл потребность в причастности, посетив встречу ЭА. </text:p>
          </table:table-cell>
          <table:table-cell office:value-type="string" calcext:value-type="string">
            <text:p>Я чувствовал скуку и усталость. </text:p>
          </table:table-cell>
          <table:table-cell table:number-columns-repeated="1019"/>
        </table:table-row>
        <table:table-row table:style-name="ro24">
          <table:table-cell table:number-columns-repeated="2"/>
          <table:table-cell office:value-type="string" calcext:value-type="string">
            <text:p>Размышление о неделе в целом. C ходу вспоминается только прогулка с Филиппом и Владом по Парку Победы. Остальное – очень похожие друг на друга дни, когда я читал и думал. Я не выгораю, справляюсь с задачами, которые себе ставлю, но смутно кажется, что что-то не так. Как будто живу мимо своей жизни. Вроде как все нормально, я нахожусь в великолепных условиях для жизни и образования, но как будто мимо. А бывало ли по-другому? Вроде даже и одиночество не ощущается – я общался с Владом, Филиппом, Гошей, психотерапевткой, на структурировании побывал. Тексты писал. Не выгорал.</text:p>
          </table:table-cell>
          <table:table-cell office:value-type="string" calcext:value-type="string">
            <text:p>Баг-лист: мало читаю лессронг, мне скучно и однообразно, нет системы позволяющей автоматически выбирать что читать и при этом позволяющей прочитать все что хочется, мало общаюсь (не пишу в чаты), нет плана на остаток года и на магистратуру, нет контакта с потенциальными будущими научниками, не знаю что делать с будущей стипендией, пыльно в квартире, забил на УЭ и ННО, капусту морскую непонятно когда ем, близкого общения нет, чувства причастности к сообществам нет, не сверяюсь регулярно с планом на лето, пишу меньше текстов чем мог бы и хотелось бы, забил на некоторые важные книги</text:p>
          </table:table-cell>
          <table:table-cell table:number-columns-repeated="1020"/>
        </table:table-row>
        <table:table-row table:style-name="ro18">
          <table:table-cell office:value-type="float" office:value="17" calcext:value-type="float">
            <text:p>17</text:p>
          </table:table-cell>
          <table:table-cell office:value-type="string" calcext:value-type="string">
            <text:p>Я благодарен за овсянку, амарантовую муку, яблоки, орехи. Я благодарен за здоровое тело. Я благодарен за текущий уровень интеллекта и возможность развивать его. Я благодарен за доступ к большому количеству продуктов в магазинах. Я благодарен, что есть спорт. Я благодарен за свою систему ведения дел.</text:p>
          </table:table-cell>
          <table:table-cell office:value-type="string" calcext:value-type="string">
            <text:p>Подмел и пропылесосил во всей квартире. Читал про старение. Доделал дз по УИ. Вместо сна пошел гулять, потому что не был уставшим. Купил и попробовал овсяный velle. Ничего особенного, сладкая съедобная густая жидкость. Вечером сделал впервые реколл романа Трансчеловек. Делать реколлы – хорошая и важная привычка. В конце дня досмотрел первую часть LoTR. Дочитал одну из статей Осиненко.</text:p>
          </table:table-cell>
          <table:table-cell office:value-type="string" calcext:value-type="string">
            <text:p>Я закрыл потребность в легкости – сегодня совершенно не выгорал и был в целом очень бодным. Я закрыл потребность в отдыхе, посмотрев Властелина Колц. Я закрыл потребность в компетенции, сделав реколлы книг про старость и про Трансчеловека. Я закрыл потребность в движении, погуляв.</text:p>
          </table:table-cell>
          <table:table-cell office:value-type="string" calcext:value-type="string">
            <text:p>Никаких чувств не испытывал.</text:p>
          </table:table-cell>
          <table:table-cell table:number-columns-repeated="1019"/>
        </table:table-row>
        <table:table-row table:style-name="ro21">
          <table:table-cell office:value-type="float" office:value="18" calcext:value-type="float">
            <text:p>18</text:p>
          </table:table-cell>
          <table:table-cell office:value-type="string" calcext:value-type="string">
            <text:p>что хорошего происходило: хм, да вроде все, что происходило, было хорошо. Я благодарен за соевый белок, за гречу. Я благодарен, что есть люди, борющиеся со старением. Я благодарен за книгу ЖСТЛ. Я благодарен за зеленоватую полоску в небе напротив закатного солнца. Я благодарен, что мама заботится обо мне.</text:p>
          </table:table-cell>
          <table:table-cell office:value-type="string" calcext:value-type="string">
            <text:p>Занимался размышлением по проекту по долголетию и усилением интеллекта. Знакомился с другой, более сложной книгой, о которой говорил МБ. Сделал реколл ЖСТЛ и дочитал 5 главу. На улицу не выходил. Вечером планировал пойти на созвон УЭ, но не пошел, потому что на этой неделе и так будет много общения. Вечером смотрел Star Wars Episode 4. </text:p>
          </table:table-cell>
          <table:table-cell office:value-type="string" calcext:value-type="string">
            <text:p>Я закрыл потребность в отдыхе и в спонтанности, посмотрев Star Wars. Я закрыл потребность в значимости, почитав ЖСТЛ. Я закрыл потребность во вкладе, подумав о проекте МБ. Я закрыл потребность в эффективности, подумав о том как можно улучшить мое логирование жизни.</text:p>
          </table:table-cell>
          <table:table-cell office:value-type="string" calcext:value-type="string">
            <text:p>Я чувствовал красоту, когда видел зеленую полоску напротив закатного солнца. Я чувствовал решимость, когда читал ЖСТЛ. Я чувствовал интерес, когда читал про феномен inflammaging. </text:p>
          </table:table-cell>
          <table:table-cell office:value-type="string" calcext:value-type="string">
            <text:p>Значимых взаимодействий с людьмине было. Договорился на завтра на две онлайн-встречи по заданию от френдзоны. Спросил у Пион, как взаимодействовать со страхом пути, ответ не смотрел. В слак ЭА не заходил. Написал несколько вопросов в чат в фейсбуке по проекту Open Data. </text:p>
          </table:table-cell>
          <table:table-cell office:value-type="string" calcext:value-type="string">
            <text:p>Я впервые узнал про феномен хронического воспаления, сопряженного со старостью и не вызванного инфекцией. Это сложный феномен, проявляющийся на разных уролвнях и в разных системах организма. Я узнал, что есть внеклеточный матрикс. Я узнал, что есть фактор NF-kB. </text:p>
          </table:table-cell>
          <table:table-cell office:value-type="string" calcext:value-type="string">
            <text:p>Давай учиться визуальному мышлению и составлению схем и концепт-карт и майндмапов. Еще давай заведем анки, чтобы запоминать всю эту биохимию долголетия. Давай в 21:00 заканчивать все дела, чтобы больше времени было на заполнение дневника. Давай восстановим ведение эфемерных заметок.</text:p>
          </table:table-cell>
          <table:table-cell office:value-type="string" calcext:value-type="string">
            <text:p>Тема для эссе – Размышление о страхе пути. В действительности я его не боюсь, а боюсь быть не таким как все, стремиться не к большой зарплате, карьерному росту, семье, машине, дому, потреблению материальных благ, а непонятно к чему, к каким-то безумным мечтам. Из-за подходящим образом деформированной психики я готов к такому пути. Другая мысль – я замечаю, что сильно завишу от контекста идей и людей, в который себя помещаю. Я плохо понимаю, что думаю и тем более предлагаю делать именно я. Я привык к необходимости внешней валидации и оценивания. Давай развивать самоуверенность, самокритичность и волю к власти. На Пути придется поменять некоторые свои черты. <text:s/></text:p>
          </table:table-cell>
          <table:table-cell table:number-columns-repeated="1015"/>
        </table:table-row>
        <table:table-row table:style-name="ro25">
          <table:table-cell table:formula="of:=[.A36]+1" office:value-type="float" office:value="19" calcext:value-type="float">
            <text:p>19</text:p>
          </table:table-cell>
          <table:table-cell office:value-type="string" calcext:value-type="string">
            <text:p>Я благодарен за вкусную и здоровую пищу. Я благодарен за комфортные условия проживания. Я благодарен за прогресс в психотерапии. Я благодарен за курс по УИ. Произошло хорошего – 2 созвона по игре ФЗ и предложение Филиппа пойти в поход. Я благодарен за это. </text:p>
          </table:table-cell>
          <table:table-cell office:value-type="string" calcext:value-type="string">
            <text:p>С утра изучал старение – думал про проект, смотрел на базы данных (в первый раз), смотрел на сложную книгу. Участвовал в лекции по УИ. Сделал продумывание и фиксирование прогресса по психотерапии (а он есть), готовил обед, участвовал в задании по френдзоне – 2 разговора по 1 час 20 минут и 1 час, соответственно, с 20-минутным перерывом. Перефотографировал медкурту. Не гулял, спортом не занимался. Филипп предложил пойти в поход. Досмотрел 4 эпизод ЗВ. </text:p>
          </table:table-cell>
          <table:table-cell office:value-type="string" calcext:value-type="string">
            <text:p>С помощью задания по ФЗ я закрыл потребности в сопереживании, близости, быть услышанным, полноте жизни, связи. Предложение Филиппа закрыло потребность в вызове и в выборе и независимости.</text:p>
          </table:table-cell>
          <table:table-cell office:value-type="string" calcext:value-type="string">
            <text:p>Когда проснулся утром, было очень хорошо и радостно от жизни в целом. Я привык уже замечать, что встаю с широкой и сильной улыбкой. Был рад предложению Филиппа о походе – это новая сложная задача, которая может принести много ярких новых впечатлений. Во время общения чувствовал легкость и интерес. Было необычно и освежающе.</text:p>
          </table:table-cell>
          <table:table-cell office:value-type="string" calcext:value-type="string">
            <text:p>С Филиппом обсуждал поход. Попросил У Алены Потапенко мешок, палатку и рюкзак, она пок ане ответила. Созванивался с Айгуль и Юлей по ФЗ.</text:p>
          </table:table-cell>
          <table:table-cell office:value-type="string" calcext:value-type="string">
            <text:p>Концепция психотипов может использоваться для самопознания и поиска новых занятий. Убедился, что если перечитать уже прочитанный раньше сложный текст, то он кажется легче и понятнее.</text:p>
          </table:table-cell>
          <table:table-cell office:value-type="string" calcext:value-type="string">
            <text:p>Пройти какой-нибудь тест на личностные черты, чтобы лучше узнать свой характер. Можно идентифицировать сложные важные ранее прочитанные тексты и перечитать их. Терапевтическое письмо может помогать, как показывает опыт этого журнала – при этом важно улучшать и дополнять его постепенно, чтобы система не разрушилась под собственной тяжестью. Забавно, как бывает, что я задаю вопрос Пион, а потом сам на него отвечаю – давай чаще я сам буду думать над вопросом прежде чем его задавать (йода-таймер). Подумать самому – это должна быть первая реакция на вопрос. Еще первая реакиц на вопрос “А как мне что-то сделать” должна быть “А чего именно ты хочешь? Каким хочешь видеть результат?” Какие критерии успеха? Чеклисты – хорошая идея, давай использовать их чаще. Давай сделаем личный метакулус с прогнозами на свою жизнь.</text:p>
          </table:table-cell>
          <table:table-cell office:value-type="string" calcext:value-type="string">
            <text:p>Какие потенциальные траектории жизни у человека после перехода в постчеловечество? Чистый гедонизм, замена устаревающих частей в теле, улучшения тела необязательно для лечения, полный отказ от биологического тела, много разных тел? Какова роль для меня тех полумистических опытов единения со Вселенной и бессимвольности мыслей, которые я периодически испытывал? Я говорю о просветлении только как об изменении того, как в мозге обрабатывается информация – у обычных людей есть иллюзия Я, а у просветленных она уходит, при этом снаружи человек выглядит как обычный, и просветление не расширяет то, какие задачи человек может решать. Может быть, я что-то упускаю? Наверное, глубокий медитативный, мистический, психоделический опыт все-таки очень ценен для человека, но как? Может быть, Сэм Харрис об этом знает. По крайней мере в моем случае, может быть, понимание единства с миром помогает мне лучше осознавать глобальные проблемы, любить природу, быть веганом.</text:p>
          </table:table-cell>
          <table:table-cell table:number-columns-repeated="1015"/>
        </table:table-row>
        <table:table-row table:style-name="ro26">
          <table:table-cell table:formula="of:=[.A37]+1" office:value-type="float" office:value="20" calcext:value-type="float">
            <text:p>20</text:p>
          </table:table-cell>
          <table:table-cell office:value-type="string" calcext:value-type="string">
            <text:p>Я благодарен за здоровье, за уникальные условия жизни. Я благодарен вообще за возможностьт жить и испытьывать субъективный опыт.Я благодарен, что Филипп заботливо советует, что мне делать и что брать.</text:p>
          </table:table-cell>
          <table:table-cell office:value-type="string" calcext:value-type="string">
            <text:p>Изучал базы данных по NF-kB. Съездил отвез медкарту в поликлинику, отпрвил документы в сколтех по почте, заходил в салон теле2 чтобы оформить на себя номер, но в первый раз был перерыв, а во второй продавец был занят другой клиенткой. Участвовал в сеансе психотерапии. Участвовал в структурировании на тему “Как завершать недописанные тексты”. Обсудил с Филиппом нужные для похода вещи. Не гулял в лесу, пропустил тренировку.</text:p>
          </table:table-cell>
          <table:table-cell office:value-type="string" calcext:value-type="string">
            <text:p>Я закрыл потребности в надежности и порядке, вернув карту в поликлинику и отправив документы. Я закрыл потребность быть услышанным, принятии и поддержке благодаря психотерапии. Я закрыл потребность во вкладе, найдя несколько баз данных и статей по проекту МБ. </text:p>
          </table:table-cell>
          <table:table-cell office:value-type="string" calcext:value-type="string">
            <text:p>Испытывал неприязнь и омерзение в отношении мамы. Испытывал неловкость, что испытываю эти чувства – она же обо мне заботится и любит меня. Утром встал с большой радостью и свежестью и энтузиазмом. Я с надеждой и воодушевлением думаю о предстоящем походе, при этом есть некоторая сконфуженность и неловкость, потому что будет новый мнечеловек – девушка Филиппа Благовещенского, Марина.</text:p>
          </table:table-cell>
          <table:table-cell office:value-type="string" calcext:value-type="string">
            <text:p>Участвовал в кочерговом структурировании с Антоном Чайниковым. Созвонился с Филиппом и Мариной. Позвонил тете Зое попросить палатку и спальник. Общался с психотерапевткой. <text:s/>Попросил одолжить палатку и спальник у Ани Тутубалиной и Вовы Хачатурова.</text:p>
          </table:table-cell>
          <table:table-cell office:value-type="string" calcext:value-type="string">
            <text:p>Насколько я помню, мама – единственный человек, вызывающий во мне чувство неприязни. Это странно. Неправда, что стремиться к счастью как-то стыдео или плохо. Деление проблем на ориентированные вовне и вовнутрь не очень помогает. Работать над собственным благополучием, регулярно отслеживая проблемы во всех сферах жизни – хорошая идея.</text:p>
          </table:table-cell>
          <table:table-cell office:value-type="string" calcext:value-type="string">
            <text:p>Если есть две крайности, и человек придерживается одной из них, то он может бояться перестать ее придерживаться, потому что думает, что попадет в другую крайность. Давай как минимум каждый месяц оценивать удовлетворенность сферами своей жизни и думать, что можно улучшить. Иначе можно на некоторые забивать.</text:p>
          </table:table-cell>
          <table:table-cell office:value-type="string" calcext:value-type="string">
            <text:p>Бывал ли у вас сакральный опыт и насколько он для вас был полезен?</text:p>
            <text:p>Под сакральным опытом давайте понимать необычное запоминающееся и важное переживание, в результате которого будто бы как-то приобретается какое-то знание и понимание, которое при этом непонятно как перевести в ожидаемые наблюдения, и которое при недостатке критического мышления может исказить картину мира.</text:p>
          </table:table-cell>
          <table:table-cell table:number-columns-repeated="1015"/>
        </table:table-row>
        <table:table-row table:style-name="ro27">
          <table:table-cell table:formula="of:=[.A38]+1" office:value-type="float" office:value="21" calcext:value-type="float">
            <text:p>21</text:p>
          </table:table-cell>
          <table:table-cell office:value-type="string" calcext:value-type="string">
            <text:p>Я благодарен, что у меня появились нужные принадлежности для похода. Я благодарен, что видел зеленую полоску напротив заходящего солнца. Я благодарен за лессронг. Я благодарен, что есть друг Филипп. Я благодарен, что есть друг Влад.</text:p>
          </table:table-cell>
          <table:table-cell office:value-type="string" calcext:value-type="string">
            <text:p>Прочитал 2 поста на LW. Ездил с мамой в спортмастер за палаткой, мешком, сидушкой. Готовился к походу. Протестировал палатку. Участвовал в созвоне ФЗ – по заданию “Выбор темы”. Посмотрел 1.5 часа 2 часть LoTR. Созвонился с Сашей Каганом.</text:p>
          </table:table-cell>
          <table:table-cell office:value-type="string" calcext:value-type="string">
            <text:p>Я закрыл потребность в обучении, вызове и причастности, прочитав 2 поста на LW. Я закрыл потребность в общении и дружбе, пообщавшись с Сашей Каганом. Я закрыл потребность в легкости и отдыхе, посмотрев Властелин Колец.</text:p>
          </table:table-cell>
          <table:table-cell office:value-type="string" calcext:value-type="string">
            <text:p>Я испытывал благодарность и при этом омерзение в отношении мамы. Я не люблю и меня раздражает, как она делает для меня что-то, что я ее не прошу. Мне это непонятно, я испытываю беспокойство и немного вину и хочу, чтобы было как-то по-другому. Мне не хватает самостоятельности.</text:p>
          </table:table-cell>
          <table:table-cell office:value-type="string" calcext:value-type="string">
            <text:p>С мамой ходил в магазин. Созванивался по ФЗ. Созванивался с Сашей Каганом. </text:p>
          </table:table-cell>
          <table:table-cell office:value-type="string" calcext:value-type="string">
            <text:p>Существует вещь, которая меня раздражает – непрошенные рекомендации. Люди не из лв-сообщества (на созвоне ФЗ) могут быть скучными для меня. Гордость за себя как за хорошего рационалиста/медитатора/человека/… может быть трудным препятсивием для развития.</text:p>
          </table:table-cell>
          <table:table-cell office:value-type="string" calcext:value-type="string">
            <text:p>Давай детально проработаем и разберемся, почему нам не нравится мама – казалось бы, этот человек делает мне наибольшее благо из всех людей. Давай подумаем, что делать после магистратуры и заканчивать ли шад.</text:p>
          </table:table-cell>
          <table:table-cell office:value-type="string" calcext:value-type="string">
            <text:p>Не знаю – когнитивные ресурсы были заняты походом и неприязнью к маме.</text:p>
          </table:table-cell>
          <table:table-cell table:number-columns-repeated="1015"/>
        </table:table-row>
        <table:table-row table:style-name="ro27">
          <table:table-cell table:formula="of:=[.A39]+1" office:value-type="float" office:value="22" calcext:value-type="float">
            <text:p>22</text:p>
          </table:table-cell>
          <table:table-cell office:value-type="string" calcext:value-type="string">
            <text:p>Я благодарен за сообщество R-value. Я благодарен, что у меня есть такие высококультурные рационалистские друзья. Я благодарен за гостеприимство Влада. Я благодарен за помощь мамы при сборе одежды. Я благодарен за здоровье, за ум, и за призвание.</text:p>
          </table:table-cell>
          <table:table-cell office:value-type="string" calcext:value-type="string">
            <text:p>Готовился к походу, посещал день рождения Влада Ардиславова. Не гулял, не занимался спортом. Утром побрился.</text:p>
          </table:table-cell>
          <table:table-cell office:value-type="string" calcext:value-type="string">
            <text:p>Я закрыл потребность в дружбе, общении, близости – посетив Влада. Я закрыл потребность в еде, сытно пообедав и потом у Влада наевшись лавашами с овощами и хумусом.</text:p>
          </table:table-cell>
          <table:table-cell office:value-type="string" calcext:value-type="string">
            <text:p>Было удовольствие от лавашей с хумусом, овощами и хрустящим луком. Когда я увидел нейрокод и потом шел к метро, испытывал <text:span text:style-name="T7">связь с призванием, </text:span><text:span text:style-name="T8">воодушевление, энтузиазм. Когда ехал в поезде, был сонный. Ближе к времени моего ухода испытывал отстраненность – люди говорили о своем, а я молча стоял.</text:span></text:p>
          </table:table-cell>
          <table:table-cell/>
          <table:table-cell office:value-type="string" calcext:value-type="string">
            <text:p>футурологические прогнозы имеют очень зыбкую эпистемическую ценность; у меня нет хоть какой-то собственной оценки появления сильного ИИ в ближайшие 100 лет; во многом моя вера в важность проблемы базируется на групповой идентичности; я увидел нейрокод – и оказалось, что это рекурсивные плитки</text:p>
          </table:table-cell>
          <table:table-cell office:value-type="string" calcext:value-type="string">
            <text:p>оказываться в контексте, в котором мои убеждения, связанные с групповой идентичностью, могут быть подвергнуты сомнению – хорошо;</text:p>
          </table:table-cell>
          <table:table-cell office:value-type="string" calcext:value-type="string">
            <text:p>В поезде, когда ехал, было странное состояние ума. Как будто <text:s/>я уходил в несимвольность. То есть в уме была усталость, вялость и при этом мешанина из образов, которые ощущались происходящими сами по себе. Я еще не очень комфортно себя чувствую в обществе, когда обсуждают отношения, потому что кажется, что мое нежелание иметь их как будто делает меня менее полноценным.</text:p>
          </table:table-cell>
          <table:table-cell table:number-columns-repeated="1015"/>
        </table:table-row>
        <table:table-row table:style-name="ro28">
          <table:table-cell table:formula="of:=[.A40]+1" office:value-type="float" office:value="23" calcext:value-type="float">
            <text:p>23</text:p>
          </table:table-cell>
          <table:table-cell table:number-columns-repeated="1023"/>
        </table:table-row>
        <table:table-row table:style-name="ro28">
          <table:table-cell table:formula="of:=[.A41]+1" office:value-type="float" office:value="24" calcext:value-type="float">
            <text:p>24</text:p>
          </table:table-cell>
          <table:table-cell table:number-columns-repeated="1023"/>
        </table:table-row>
        <table:table-row table:style-name="ro28">
          <table:table-cell table:formula="of:=[.A42]+1" office:value-type="float" office:value="25" calcext:value-type="float">
            <text:p>25</text:p>
          </table:table-cell>
          <table:table-cell table:number-columns-repeated="1023"/>
        </table:table-row>
        <table:table-row table:style-name="ro28">
          <table:table-cell table:formula="of:=[.A43]+1" office:value-type="float" office:value="26" calcext:value-type="float">
            <text:p>26</text:p>
          </table:table-cell>
          <table:table-cell table:number-columns-repeated="1023"/>
        </table:table-row>
        <table:table-row table:style-name="ro28">
          <table:table-cell table:formula="of:=[.A44]+1" office:value-type="float" office:value="27" calcext:value-type="float">
            <text:p>27</text:p>
          </table:table-cell>
          <table:table-cell table:number-columns-repeated="1023"/>
        </table:table-row>
        <table:table-row table:style-name="ro27">
          <table:table-cell table:formula="of:=[.A45]+1" office:value-type="float" office:value="28" calcext:value-type="float">
            <text:p>28</text:p>
          </table:table-cell>
          <table:table-cell office:value-type="string" calcext:value-type="string">
            <text:p>Я благодарен за удобную постель. Я благодарен за легкий доступ к нужной мне информации. Я благодарен, что есть Кочерга. Я благодарен за поход.</text:p>
          </table:table-cell>
          <table:table-cell office:value-type="string" calcext:value-type="string">
            <text:p>Занимался организационными делами – разбирался, что и когда делать, назначал встречи, думал о жизни. Начал оценивать итоги лета, думать о будущем, делать снепшоп себя. Испытывал сильную физическую усталость после похода (я похудел на 3 кг и вешу 57 – мой наименьший вес за последние 4 года), поэтому сделал немного. Вечером смотрел LoTR 2.</text:p>
          </table:table-cell>
          <table:table-cell office:value-type="string" calcext:value-type="string">
            <text:p>в развлечении – посмотрел фильм вечером, в отдыхе – поспал днем, в порядке и ясности – рефлексировал и планировал</text:p>
          </table:table-cell>
          <table:table-cell/>
          <table:table-cell office:value-type="string" calcext:value-type="string">
            <text:p>Написал Пион большое сообщение про то, что же делать мне с алекситимией. Спросил Славу про его мнение о просветлении. Договаривался с людьми по мелочам. Был неприятный разговор с мамой, связанный с тем, что я спросил, почему она не думает о том, чтобы посвящать свою жизнь чему-нибудь другому, помимо меня.</text:p>
          </table:table-cell>
          <table:table-cell office:value-type="string" calcext:value-type="string">
            <text:p>Гиды lonely planet можно за несколько сот рублей покупать на авито.</text:p>
          </table:table-cell>
          <table:table-cell office:value-type="string" calcext:value-type="string">
            <text:p>Я заметил, пиша сообщения Славе и Пион, что стал больше мыслить в терминах абстрактных паттернов – это хороший результат курса по УИ. Так держать – думай в терминах паттернов чаще, это удобно. Думать о своей жизни, об итогах планов и о будущем – очень сложно и неприятно, поэтому следует прилагать к этому особенно большие усилия, ставить этому отдельный яркий флаг, потому что польза от этого очень большая.</text:p>
          </table:table-cell>
          <table:table-cell office:value-type="string" calcext:value-type="string">
            <text:p>см остальные поля</text:p>
          </table:table-cell>
          <table:table-cell table:number-columns-repeated="1015"/>
        </table:table-row>
        <table:table-row table:style-name="ro29">
          <table:table-cell table:formula="of:=[.A46]+1" office:value-type="float" office:value="29" calcext:value-type="float">
            <text:p>29</text:p>
          </table:table-cell>
          <table:table-cell office:value-type="string" calcext:value-type="string">
            <text:p>Я благодарен за кучу вкусной еды, которую я сегодня попробовал. Я благодарен, что есть много производителей веганской еды. Я благодарен, что моя мама жива и здорова. Я благодарен за свою самодисциплинированность. Я благодарен, что могу думать. Я благодарен, что Пион понимает и принимает меня. Я благодарен за свое призвание и вдохновленность. Я благодарен, что жизнь сложная.</text:p>
          </table:table-cell>
          <table:table-cell office:value-type="string" calcext:value-type="string">
            <text:p>3 ч 40 мин посещение с мамой Вегмарта; 3 часа прохождение псих тестов, думание о жизни</text:p>
          </table:table-cell>
          <table:table-cell office:value-type="string" calcext:value-type="string">
            <text:p>в разнообразных впечалениях – попробовав много новой еды (фалафель в лаваше, овощной бургер с соевой котлетой, арбузный настой, а еще домой мы купили растительную имитацию гауды и арахисовые печенья и пироги с фалафелем, с шпинатом); в ясности и вызове -размышляя о жизни и познавая себя; в принятии – получив ответ Пион на сообщения про алекситимию</text:p>
          </table:table-cell>
          <table:table-cell office:value-type="string" calcext:value-type="string">
            <text:p>приятно вкусно от еды; сложно и захватывающе от планирования</text:p>
          </table:table-cell>
          <table:table-cell office:value-type="string" calcext:value-type="string">
            <text:p>Договорился со Славой Матюхиным, что он согласен меня поструктурировать на тему просветления. С мамой не было неприятных разговоров; кажется, ей понравилось на вегмарте. Писал по мелочам Владу Кокину, Филиппу.</text:p>
          </table:table-cell>
          <table:table-cell office:value-type="string" calcext:value-type="string">
            <text:p>Собрал некоторые данные о своем характере с помощью псих тестов. Пока не обработал, но они могут оказаться полезныфми. Секусальное влечение к людям и желание получить сексуальное удовольствие – это разные вещи.</text:p>
          </table:table-cell>
          <table:table-cell office:value-type="string" calcext:value-type="string">
            <text:p>Сделал эксперимент с маленькой бумажной записной книжкой. Вроде хорошая идея. Давай продолжать пользоваться псих тестами для уточнения модели себя, потому что изнутри смотреть не получается.</text:p>
          </table:table-cell>
          <table:table-cell office:value-type="string" calcext:value-type="string">
            <text:p>Как быть не просто реагирующим на реальность агентом, а меняющим реальность агентом? Думать сложно и неприятно, потому что в нашем далеком прошлом если человек слишком медленно и долго думал, он с большей вероятностью умирал от внезапной опасности – выгоднее думать быстро и просто исполнять свою программу выживания.</text:p>
          </table:table-cell>
          <table:table-cell table:number-columns-repeated="1015"/>
        </table:table-row>
        <table:table-row table:style-name="ro29">
          <table:table-cell table:formula="of:=[.A47]+1" office:value-type="float" office:value="30" calcext:value-type="float">
            <text:p>30</text:p>
          </table:table-cell>
          <table:table-cell office:value-type="string" calcext:value-type="string">
            <text:p>Я благодарен, что жизнь сложная и интересная. Я благодарен за лес. Я благодарен, что могу чувствовать красоту осени. Я благодарен за легкий доступ к информации. Я благодарен за чувство призвания. </text:p>
          </table:table-cell>
          <table:table-cell/>
          <table:table-cell office:value-type="string" calcext:value-type="string">
            <text:p>Потребность в ясности – составил описание себя; потребность быть услышанным – получил ответ Пион, написал Даниле; потребность в спокойствии – погулял по лесу и подумал о жизни</text:p>
          </table:table-cell>
          <table:table-cell office:value-type="string" calcext:value-type="string">
            <text:p>когда гулял – красоту и безмятежность; когда думал – энтузиазм, сосредоточенность, вызов</text:p>
          </table:table-cell>
          <table:table-cell office:value-type="string" calcext:value-type="string">
            <text:p>Написал большое письмо Даниле. С мамой все нормально. Ни с кем больше не общался.</text:p>
          </table:table-cell>
          <table:table-cell office:value-type="string" calcext:value-type="string">
            <text:p>Существуют сообщества и книги про ace/aro</text:p>
          </table:table-cell>
          <table:table-cell office:value-type="string" calcext:value-type="string">
            <text:p>давай больше жить ради того что это прикольно, весело, интересно, красиво, захватывающе</text:p>
            <text:p>Давай ценить процесс, видеть красоту вокруг</text:p>
            <text:p>Давай поменьше фокусироваться на результат, а больше наслаждаться ирасслабляться</text:p>
            <text:p>Давай больше работать ради работы, учиться ради учебы, общаться ради общения</text:p>
          </table:table-cell>
          <table:table-cell table:number-columns-repeated="1016"/>
        </table:table-row>
        <table:table-row table:style-name="ro30">
          <table:table-cell table:formula="of:=[.A48]+1" office:value-type="float" office:value="31" calcext:value-type="float">
            <text:p>31</text:p>
          </table:table-cell>
          <table:table-cell/>
          <table:table-cell office:value-type="string" calcext:value-type="string">
            <text:p>В 6:00 проснулся от неприятного ощущения в животе, в течение 20 минут испытывал диарею. Отказался от завтрака. В районе 9:00 температура была 38.4. Вызвал скорую помощь. Было ярко-малиновое горло. Весь день не хотел есть. Пил много воды. Принял парацетамол. Вечером водой стошнило, стало легче. Весь день болел, плохо чувствовал, сидел дома, ничего не делал.</text:p>
          </table:table-cell>
          <table:table-cell table:number-columns-repeated="1021"/>
        </table:table-row>
        <table:table-row table:style-name="ro31">
          <table:table-cell office:value-type="string" calcext:value-type="string">
            <text:p>1 сен 2020</text:p>
          </table:table-cell>
          <table:table-cell table:number-columns-repeated="1023"/>
        </table:table-row>
        <table:table-row table:style-name="ro28">
          <table:table-cell office:value-type="float" office:value="2" calcext:value-type="float">
            <text:p>2</text:p>
          </table:table-cell>
          <table:table-cell table:number-columns-repeated="4"/>
          <table:table-cell office:value-type="string" calcext:value-type="string">
            <text:p>Позвонил Зое Александровне.</text:p>
          </table:table-cell>
          <table:table-cell table:number-columns-repeated="1018"/>
        </table:table-row>
        <table:table-row table:style-name="ro16">
          <table:table-cell table:formula="of:=[.A51]+1" office:value-type="float" office:value="3" calcext:value-type="float">
            <text:p>3</text:p>
          </table:table-cell>
          <table:table-cell office:value-type="string" calcext:value-type="string">
            <text:p>Я благодарен, что могу получать образование. Я благодарен за удобный образовательный процесс. Я благодарен за интересность биоинформатики. Я благодарен за интересность времени, в которое живу. Я благодарен за необыкновенные открывающиеся передо мной возможности. Я благодарен за хорошее самочувствие.</text:p>
          </table:table-cell>
          <table:table-cell office:value-type="string" calcext:value-type="string">
            <text:p>учился биоинформатике, bash, RL, на ближайшие 5 лет выписал главные события, которые как кажется произойдут со мной</text:p>
          </table:table-cell>
          <table:table-cell/>
          <table:table-cell office:value-type="string" calcext:value-type="string">
            <text:p>Отвращение, неловкость, скуку, утомленность от разговоров с мамой</text:p>
          </table:table-cell>
          <table:table-cell office:value-type="string" calcext:value-type="string">
            <text:p>Много долго нудно неприятно тяжело разговаривал с мамой про переезд. Поздравил Вячеслава Михайловича с днем рождения.</text:p>
          </table:table-cell>
          <table:table-cell office:value-type="string" calcext:value-type="string">
            <text:p>Bash – это интересно; </text:p>
          </table:table-cell>
          <table:table-cell office:value-type="string" calcext:value-type="string">
            <text:p>Сделать удобную систему ведение дел – текущая бумажная тетрадка не справится, так как много направлений</text:p>
          </table:table-cell>
          <table:table-cell table:number-columns-repeated="1016"/>
        </table:table-row>
        <table:table-row table:style-name="ro21">
          <table:table-cell table:formula="of:=[.A52]+1" office:value-type="float" office:value="4" calcext:value-type="float">
            <text:p>4</text:p>
          </table:table-cell>
          <table:table-cell office:value-type="string" calcext:value-type="string">
            <text:p>Я благодарен за будущую асексуальную конференцию. Я благодарен за возможность получать магистерскую степень. Я благодарен за комфортные условия проживания. Я благодарен за здоровье.</text:p>
          </table:table-cell>
          <table:table-cell office:value-type="string" calcext:value-type="string">
            <text:p>3ч сон, 1ч биоинфо, 1ч лекц финансы; 1ч 30 мин лекц спиральная динамика, 30 мин упр от Данилы, 2ч лект RL; 23^05-6^50=16h15m; 9h/...=0.55</text:p>
            <text:p>на улице не был, спорта не было</text:p>
          </table:table-cell>
          <table:table-cell office:value-type="string" calcext:value-type="string">
            <text:p>потребность в обучении – поучился всякому – см саммари; потребность в отдыхе – спал 3 часа, потребность в вызове – на час неожиданно ушел в поток вечером, занявшись биоинфо</text:p>
          </table:table-cell>
          <table:table-cell office:value-type="string" calcext:value-type="string">
            <text:p>на занятии RL – нетерпение, скуку; потом еще была грусть, горечь, уныние; интерес во время просмотра лекций, надежду; потоковое состояние во время занятия биоинфо</text:p>
          </table:table-cell>
          <table:table-cell office:value-type="string" calcext:value-type="string">
            <text:p>С мамой не было неприятно – сегодня не было больших сложных разговоров. Она теперь больше обнимается и чаще говорит, что любит.</text:p>
          </table:table-cell>
          <table:table-cell office:value-type="string" calcext:value-type="string">
            <text:p>можно зачем-то выделять несколько парадигм мышления (теория спиральной динамики); результат команды в баше получается как $( ); есть команда paste; </text:p>
          </table:table-cell>
          <table:table-cell office:value-type="string" calcext:value-type="string">
            <text:p>откладывать с каждой стипендии хотя бы 10% копить на подушку безопасности – это нужно для выработки привычки копить; пока не увеличивать хотелки с ростом стипендии; после создания подушки безопасности заниматься пассивным инвестированием, чтобы обеспечить себя через 20-30 лет</text:p>
          </table:table-cell>
          <table:table-cell office:value-type="string" calcext:value-type="string">
            <text:p>Я слишком мало спрашиваю себя “Как может быть по-другому” и “Как сделать по-другому”, а слишком много спрашиваю себя “Как сейчас” и “Как получилось так, как сейчас”. То есть дисбаланс между рефлексированием и целеполаганием. Кешированные идентичности слишком вязкие – если я считаю себя кем-то, то дальнейшие действия я в основном выбираю, исходя из того, что бы дальше стала делать такая идентичность. Вылезать из самого себя очень тяжело. </text:p>
            <text:p>Результат – смутная мысль, что жизнь проходит мимо, жизнь бедна впечатлениями и разнообразием, что я не влияю на мир.</text:p>
          </table:table-cell>
          <table:table-cell table:number-columns-repeated="1015"/>
        </table:table-row>
        <table:table-row table:style-name="ro18">
          <table:table-cell table:formula="of:=[.A53]+1" office:value-type="float" office:value="5" calcext:value-type="float">
            <text:p>5</text:p>
          </table:table-cell>
          <table:table-cell office:value-type="string" calcext:value-type="string">
            <text:p>Я благодарен за сложную жизнь. Я благодарен за непонимание и постоянный вызов. Я благодарен за широкие возможности. Я благодарен за красоту осени. Я благодарен за теплую погоду. Я благодарен за мамину заботу.</text:p>
          </table:table-cell>
          <table:table-cell office:value-type="string" calcext:value-type="string">
            <text:p>1h40min road, 2h40min stochastic analysis lect, 1h10min neuralink presentation, 1h danila exercise, 1h read ЖСТЛ, Are we living in a simulation</text:p>
            <text:p>23:00-6:30=16h30min;</text:p>
            <text:p>Вечером сломался смартфон – он работал, я погулял с ним 5 мин по квартире, нижняя часть экрана отключилась, в экране стала аметна трещина, и в конечном счете весь экран полностью погас и не реагирует на включение/выключение</text:p>
            <text:p>Прекращен прием витаминов</text:p>
          </table:table-cell>
          <table:table-cell table:number-columns-repeated="2"/>
          <table:table-cell office:value-type="string" calcext:value-type="string">
            <text:p>В институте ни с кем новым. С Сашей Каганом обсудил призвание, сложность, бесконечность. С мамой все хорошо. Позвонил деду, поздравил.</text:p>
          </table:table-cell>
          <table:table-cell office:value-type="string" calcext:value-type="string">
            <text:p>Лучше-ка я буду больше ценить опыт других людей, даже если сам не могу его понять и испытать.</text:p>
          </table:table-cell>
          <table:table-cell/>
          <table:table-cell table:style-name="ce13" office:value-type="string" calcext:value-type="string">
            <text:p><text:span text:style-name="T9">У меня совсем неразвиты амбиции и воображение, я не умею мыслить вне парадигмы учащегося у других и не создающего ничего самому; к тому же, у меня нет опыта быть полезным членом команды. Как пробивать свой потолок и радикально себя переделывать?</text:span></text:p>
          </table:table-cell>
          <table:table-cell table:number-columns-repeated="1015"/>
        </table:table-row>
        <table:table-row table:style-name="ro19">
          <table:table-cell table:formula="of:=[.A54]+1" office:value-type="float" office:value="6" calcext:value-type="float">
            <text:p>6</text:p>
          </table:table-cell>
          <table:table-cell office:value-type="string" calcext:value-type="string">
            <text:p>Я благодарен за конференцию, всем участникам и организаторам. Я благодарен за теплую погоду и красивую осень. Я благодарен за легкий доступ к информации. Я благодарен за заботу и любовь мамы.</text:p>
          </table:table-cell>
          <table:table-cell office:value-type="string" calcext:value-type="string">
            <text:p>1h10min walk, 3h30min asexuality conference, 1h30min friendzone, answering life-changin questions</text:p>
            <text:p/>
          </table:table-cell>
          <table:table-cell office:value-type="string" calcext:value-type="string">
            <text:p>В причастности и обучении – участвовав в конференции. В ясности и осознанности – отвечав на вопросы от clearerthinking.</text:p>
          </table:table-cell>
          <table:table-cell office:value-type="string" calcext:value-type="string">
            <text:p>До обеда – усталость, скуку, уныние. Во время конференции любопытство. </text:p>
          </table:table-cell>
          <table:table-cell office:value-type="string" calcext:value-type="string">
            <text:p>Общался только с мамой.</text:p>
          </table:table-cell>
          <table:table-cell office:value-type="string" calcext:value-type="string">
            <text:p>Сила и важность оношений зависят от людей. Неверно, что романтические и сексуальные отношения априори важнее других форм.</text:p>
          </table:table-cell>
          <table:table-cell office:value-type="string" calcext:value-type="string">
            <text:p>давай продолжать разбираться в себе, чтобы решить проблему, что кажется, что жизнь проходит мимо</text:p>
          </table:table-cell>
          <table:table-cell table:number-columns-repeated="1016"/>
        </table:table-row>
        <table:table-row table:style-name="ro32">
          <table:table-cell table:formula="of:=[.A55]+1" office:value-type="float" office:value="7" calcext:value-type="float">
            <text:p>7</text:p>
          </table:table-cell>
          <table:table-cell office:value-type="string" calcext:value-type="string">
            <text:p>Я благодарен за биоинформатику. Я благодарен за еду и комфортные условия проживания. Я благодарен за приятную погоду. Я благодарен за легкий доступ к информации.</text:p>
          </table:table-cell>
          <table:table-cell office:value-type="string" calcext:value-type="string">
            <text:p>2h30min rl seminar (did not participate, did bioinfo); 40 ,in read Трансчеловек; 1h10min aroace study; 40min music; 1h50min bioinfo hw; 40min доделывание ответов на важные вопросы от clearerthinking</text:p>
            <text:p><text:span text:style-name="T6">22:35-8:15=14h10min</text:span></text:p>
          </table:table-cell>
          <table:table-cell office:value-type="string" calcext:value-type="string">
            <text:p>В обучении, занимаясь биоинформатикой, в ясности – изучая ароэйс</text:p>
          </table:table-cell>
          <table:table-cell office:value-type="string" calcext:value-type="string">
            <text:p>Уныние, усталость, скука.</text:p>
          </table:table-cell>
          <table:table-cell office:value-type="string" calcext:value-type="string">
            <text:p>Написал человеку-квиру, бывшему админу кочерги, про ароэйс сообщества (есть ли они). Он показал группу вк и тг-канал.</text:p>
          </table:table-cell>
          <table:table-cell office:value-type="string" calcext:value-type="string">
            <text:p>bedtools</text:p>
          </table:table-cell>
          <table:table-cell office:value-type="string" calcext:value-type="string">
            <text:p>я четко понял, что моя жизнь в текущем виде мне не нравится – слишком скучно, однообразно и уныло, причем к этому приводи способ моего мышления, от которого я не знаю, как избавиться</text:p>
          </table:table-cell>
          <table:table-cell office:value-type="string" calcext:value-type="string">
            <text:p>Может быть, мое мышление находится в своего рода ловушке бедности. Я привык, что на многое не хватает денег, и научился почти ничего не хотеть. То есть сейчас я не отвечаю четко утвердительно на вопросы “Хочу ли я карьеру/квартиру/стильно одеваться/машину”. Паттерн такой “Сейчас я не могу позволить себе Х – тогда я перестану его хотеть”. Так появляется низкая амбициозность и креативность, потому что мысли в этом направлении только печалят, когда мало денег.</text:p>
          </table:table-cell>
          <table:table-cell table:number-columns-repeated="1015"/>
        </table:table-row>
        <table:table-row table:style-name="ro19">
          <table:table-cell table:formula="of:=[.A56]+1" office:value-type="float" office:value="8" calcext:value-type="float">
            <text:p>8</text:p>
          </table:table-cell>
          <table:table-cell office:value-type="string" calcext:value-type="string">
            <text:p>Я благодарен за биоинформатику. Я благодарен за музыку. Я благодарен за ННО. Я благодарен за заботу и любовь мамы. Я благодарен за доступ к информации про аро/эйс. Я благодарен за спорт.</text:p>
          </table:table-cell>
          <table:table-cell office:value-type="string" calcext:value-type="string">
            <text:p>40min RL, 1h10min fz, 1h50min bioinfo, 30min read Трансчеловек</text:p>
            <text:p>7:10-22:50  15h40min</text:p>
          </table:table-cell>
          <table:table-cell office:value-type="string" calcext:value-type="string">
            <text:p>В организованности – отдал рюкзак, активировал транспортную карту, получил справку. В отдыхе – послушал чилл-хоп. В обучении и компетентности – доделал задание по биоинфо.</text:p>
          </table:table-cell>
          <table:table-cell office:value-type="string" calcext:value-type="string">
            <text:p>Когда ездил за справкой – усталость, скуку, уныние. Вечером – оживленность, воодушевление.</text:p>
          </table:table-cell>
          <table:table-cell office:value-type="string" calcext:value-type="string">
            <text:p>участие в созвоне по игре “Френдзона”. Обсуждали игры. Потом занялись отгадыванием слов. Надо было для объяснения использовать только 3 слова.</text:p>
          </table:table-cell>
          <table:table-cell table:number-columns-repeated="1018"/>
        </table:table-row>
        <table:table-row table:style-name="ro32">
          <table:table-cell table:formula="of:=[.A57]+1" office:value-type="float" office:value="9" calcext:value-type="float">
            <text:p>9</text:p>
          </table:table-cell>
          <table:table-cell office:value-type="string" calcext:value-type="string">
            <text:p>Я благодарен за биоинформатику. Я благодарен за вкусную еду. Я благодарен за большие возможности. Я благодарен за книги. Я благодарен за канал телеграм-канал про аро/эйс опыт.</text:p>
          </table:table-cell>
          <table:table-cell office:value-type="string" calcext:value-type="string">
            <text:p>1h50min RL, 6h5min bioinfo; 40min read Трансчеловек</text:p>
          </table:table-cell>
          <table:table-cell office:value-type="string" calcext:value-type="string">
            <text:p>В обучении и ясности – учился RL и Bioinfo. </text:p>
          </table:table-cell>
          <table:table-cell office:value-type="string" calcext:value-type="string">
            <text:p>очень приятно от вкусной еды; приятно и радостно, что мама понимает нно</text:p>
          </table:table-cell>
          <table:table-cell office:value-type="string" calcext:value-type="string">
            <text:p>Общался только с мамой. Еще написал девушке-создательнице канала про ароэйс, знает ли она что-то про алекситимию. Еще написал Асе Менделевич? Спросил про ее интересы научные.</text:p>
          </table:table-cell>
          <table:table-cell office:value-type="string" calcext:value-type="string">
            <text:p><text:s/>совсем перестал считать себя неполноценным из-за своей идентичности. То, что романтические и сексуальные отношения невероятно важны и должны быть у всех - это неверная общественная установка.</text:p>
          </table:table-cell>
          <table:table-cell table:number-columns-repeated="1017"/>
        </table:table-row>
        <table:table-row table:style-name="ro26">
          <table:table-cell table:formula="of:=[.A58]+1" office:value-type="float" office:value="10" calcext:value-type="float">
            <text:p>10</text:p>
          </table:table-cell>
          <table:table-cell office:value-type="string" calcext:value-type="string">
            <text:p>Я благодарен за курс по нейронаукам. Я благодарен за биоинформатику. Я благодарен за структурирование Славе. Я благодарен за продуктивность.</text:p>
          </table:table-cell>
          <table:table-cell office:value-type="string" calcext:value-type="string">
            <text:p>1h30min Computational Neuroscience; 2h10min bioinfo; 1h20min структурирование</text:p>
            <text:p>Начал проходить курс по CN на курсере, структурировался Славой Матюхиным на тему Что такое духовность, какая от нее польза</text:p>
            <text:p/>
          </table:table-cell>
          <table:table-cell office:value-type="string" calcext:value-type="string">
            <text:p>В обучении и ясности. В общении.</text:p>
          </table:table-cell>
          <table:table-cell office:value-type="string" calcext:value-type="string">
            <text:p>Заинтересованность, вдохновленность в отношении изучаемых предметов. Усталость. Благодарность Славе. </text:p>
          </table:table-cell>
          <table:table-cell office:value-type="string" calcext:value-type="string">
            <text:p>С мамой стало жить намного приятнее после того как она прочитала книгу про нно от Димы Боровикова и Ильи Сойфера и Марины Кевац. Она меня совершенно не отвлекала сегодня, я ни разу не испытал неприязнь в отношении нее.</text:p>
            <text:p>Со Славой был очень важный и сложный для меня разговор на тему духовности.</text:p>
            <text:p>Договорился с дедом, что приеду на выходные.</text:p>
          </table:table-cell>
          <table:table-cell table:number-columns-repeated="2"/>
          <table:table-cell office:value-type="string" calcext:value-type="string">
            <text:p>Я напишу текст про духовность.</text:p>
          </table:table-cell>
          <table:table-cell table:number-columns-repeated="1015"/>
        </table:table-row>
        <table:table-row table:style-name="ro18">
          <table:table-cell table:formula="of:=[.A59]+1" office:value-type="float" office:value="11" calcext:value-type="float">
            <text:p>11</text:p>
          </table:table-cell>
          <table:table-cell office:value-type="string" calcext:value-type="string">
            <text:p>Я благодарен за курс по вычислительным нейронаукам. Я благодарен за сколтех. Я благодарен за книгу Трансчеловек. Я благодарен за вчерашнее структурирование. Я благодарен за мамину любовь и заботу.</text:p>
          </table:table-cell>
          <table:table-cell office:value-type="string" calcext:value-type="string">
            <text:p>46min CN, 3h RL</text:p>
            <text:p>На уроках RL мне скучно, я отвлекаюсь на биоинформатику</text:p>
            <text:p>1час писал эссе по вчерашнему стркутурированию</text:p>
            <text:p>5ч20мин потретил на забор стипендиальной карты в сколтехе – 2 часа ехал туда, а на обратном пути забдудился; по дороге читал Трансчеловек</text:p>
          </table:table-cell>
          <table:table-cell office:value-type="string" calcext:value-type="string">
            <text:p>В организованности – получил стипендиальную карту, в ясности – написал эссе по структурирванию, в обучении, еще в ясности – получил ответы по своим вопросам по дз по биоинфо</text:p>
          </table:table-cell>
          <table:table-cell office:value-type="string" calcext:value-type="string">
            <text:p>В сколтехе грусть, скуку, отвращение, утомленность и тупость от долгой дороги. Сильное приятное наслаждение от вкусной еды. </text:p>
          </table:table-cell>
          <table:table-cell office:value-type="string" calcext:value-type="string">
            <text:p>С мамой по-прежнему отлично. Помимо нее, ни с кем не разговаривал. Значимого ничего.</text:p>
          </table:table-cell>
          <table:table-cell/>
          <table:table-cell office:value-type="string" calcext:value-type="string">
            <text:p>До сколтеха долго ехать.</text:p>
            <text:p/>
          </table:table-cell>
          <table:table-cell table:number-columns-repeated="1016"/>
        </table:table-row>
        <table:table-row table:style-name="ro28">
          <table:table-cell table:formula="of:=[.A60]+1" office:value-type="float" office:value="12" calcext:value-type="float">
            <text:p>12</text:p>
          </table:table-cell>
          <table:table-cell table:number-columns-repeated="1023"/>
        </table:table-row>
        <table:table-row table:style-name="ro28">
          <table:table-cell table:formula="of:=[.A61]+1" office:value-type="float" office:value="13" calcext:value-type="float">
            <text:p>13</text:p>
          </table:table-cell>
          <table:table-cell table:number-columns-repeated="1023"/>
        </table:table-row>
        <table:table-row table:style-name="ro16">
          <table:table-cell table:formula="of:=[.A62]+1" office:value-type="float" office:value="14" calcext:value-type="float">
            <text:p>14</text:p>
          </table:table-cell>
          <table:table-cell office:value-type="string" calcext:value-type="string">
            <text:p>Я благодарен за биоинформатику. Я благодарен за задание по RL. Я благодарен за возможности. Я благодарен за книгу Трансчеловек. Я благодарен за сколтех.</text:p>
          </table:table-cell>
          <table:table-cell office:value-type="string" calcext:value-type="string">
            <text:p>2ч семинар RL я не участвовал в обсуждениях, но и не отвлекался</text:p>
            <text:p>1ч чтение Трансчеловек (сегодня дочитал)</text:p>
            <text:p>3ч5мин дз по биоинформатике; 35мин дз RL; 20мин ted про уязвимость</text:p>
          </table:table-cell>
          <table:table-cell office:value-type="string" calcext:value-type="string">
            <text:p>В обучении, в организованности</text:p>
          </table:table-cell>
          <table:table-cell office:value-type="string" calcext:value-type="string">
            <text:p>поток от делния биоинформатики, потом усталость</text:p>
          </table:table-cell>
          <table:table-cell/>
          <table:table-cell office:value-type="string" calcext:value-type="string">
            <text:p>После наступления сингулярности и решения всех существующих глобальных проблем начнется самое интересное; и конечно же, я хочу в этом будущем оказаться.</text:p>
          </table:table-cell>
          <table:table-cell office:value-type="string" calcext:value-type="string">
            <text:p>составить список курсов, которые я хочу брать в течение ближайших месяцев – хорошая идея; можно теперь сделать по-недельную таблицу с указанием сессий, модулей, курсов, номеров лекций; давай усилять настрой делать отчаянные попытки менять жизнь</text:p>
          </table:table-cell>
          <table:table-cell table:number-columns-repeated="1016"/>
        </table:table-row>
        <table:table-row table:style-name="ro19">
          <table:table-cell table:formula="of:=[.A63]+1" office:value-type="float" office:value="15" calcext:value-type="float">
            <text:p>15</text:p>
          </table:table-cell>
          <table:table-cell office:value-type="string" calcext:value-type="string">
            <text:p>Я благодарен за фудкорт брокколи. Я благодарен за возможности. Я благодарен за биоинформатику. Я благодарен за комфортные условяия жизни. Я благодарен за сложность.</text:p>
          </table:table-cell>
          <table:table-cell office:value-type="string" calcext:value-type="string">
            <text:p>40мин лаба RL; 2ч16мин биоинфо дз; 2ч45мин поход в фудкорт брокколи; 1ч10мин лекция Гельфанда про эволюцию на постнауке</text:p>
            <text:p>1ч подготовка к презентации эко-клуба в сколтехе</text:p>
            <text:p>Посмотрел тед про стыд</text:p>
          </table:table-cell>
          <table:table-cell/>
          <table:table-cell office:value-type="string" calcext:value-type="string">
            <text:p>Озабоченность, усталость, тоску</text:p>
          </table:table-cell>
          <table:table-cell table:number-columns-repeated="3"/>
          <table:table-cell office:value-type="string" calcext:value-type="string">
            <text:p>Даже когда я ел ролл с тофу и спагетти с растительными сливками, я думал о том, что мне в жизни делать. Я не ценю момент сам по себе. Что бы я ни делал, будь то учеба в сколтехе, самостоятельная учеба и чтение, отдых, я несчастен. По крайней мере, так кажется в данный момент, в 22:26 15 сентября 2020.</text:p>
          </table:table-cell>
          <table:table-cell table:number-columns-repeated="1015"/>
        </table:table-row>
        <table:table-row table:style-name="ro33">
          <table:table-cell table:formula="of:=[.A64]+1" office:value-type="float" office:value="16" calcext:value-type="float">
            <text:p>16</text:p>
          </table:table-cell>
          <table:table-cell office:value-type="string" calcext:value-type="string">
            <text:p>Я благодарен за биоинформатику. Я благодарен за возможности. Я благодарен за вкусную еду. Я благодарен за сложность.</text:p>
          </table:table-cell>
          <table:table-cell office:value-type="string" calcext:value-type="string">
            <text:p>6ч биоинфо</text:p>
            <text:p>Заказал на авито справочник по ЮВАзии, записался на анализы крови</text:p>
            <text:p>1ч составление презентации</text:p>
          </table:table-cell>
          <table:table-cell office:value-type="string" calcext:value-type="string">
            <text:p>В обучении</text:p>
          </table:table-cell>
          <table:table-cell office:value-type="string" calcext:value-type="string">
            <text:p>Очень вкусно от веганских пирогов – с “пиццей” и со шпинатом. От соевого белка с булгуром тоже очень вкусно. От биоинформатики захватывающе и интересно.</text:p>
          </table:table-cell>
          <table:table-cell office:value-type="string" calcext:value-type="string">
            <text:p>С мамой – по-прежнему все без проблем, легко, приятно и гладко. </text:p>
          </table:table-cell>
          <table:table-cell office:value-type="string" calcext:value-type="string">
            <text:p>РНК сврачиваются во вторичную структуру. Китай производит порядка 20% мирового пластикового загрязнения, а Россия – меньше 1%. Экоклуб – безнадежно бесполезная затея, представляющая собой сигналинг добродетельности.</text:p>
          </table:table-cell>
          <table:table-cell office:value-type="string" calcext:value-type="string">
            <text:p>Я прочитал несколько постов на лв про буддизм. Вроде слова все эти я уже читал и знаю и сам могу повторять при случае, но смысл в них я не вижу. Месяцы, проведенные “в буддизме”, не дали мне ничего, кроме слов – или, по крайней мере, так сейчас кажется. Сейчас я из своего подросткового буддизма вырос. Возникает вопрос – возвращаться ли туда, поумневшим, или оставить эту область? Алекситимия мешает. Сейчас, откровенно говоря, я несчастен. В какой момент меня ни возьми – я не ощущаю “полноты”, “цельности”, “достаточности”. Загнался я со своими мечтами о гениальности и спасении мира. Ведь можно же спасти мир, будучи при этом счастливым человеком? Мне не хватает внутренней свободы, легкости и смелости.</text:p>
          </table:table-cell>
          <table:table-cell office:value-type="string" calcext:value-type="string">
            <text:p>Зачем я буду руководителем экоклуба: усилить навыки взаимодействия с людьми, усилить навыки координации людей, убрать страх перед людьми, получить новые впечатления, поделать новую для себя задачу, получать повышенную стипендию от вшэ</text:p>
          </table:table-cell>
          <table:table-cell table:number-columns-repeated="1015"/>
        </table:table-row>
        <table:table-row table:style-name="ro16">
          <table:table-cell table:formula="of:=[.A65]+1" office:value-type="float" office:value="17" calcext:value-type="float">
            <text:p>17</text:p>
          </table:table-cell>
          <table:table-cell office:value-type="string" calcext:value-type="string">
            <text:p>Я благодарен за веганскую еду. Я благодарен за рюкзак. Я благодарен за лессронг. Я благодарен за фокусинг. Я благодарен тайской девушке. Я благодаен за разум.</text:p>
          </table:table-cell>
          <table:table-cell office:value-type="string" calcext:value-type="string">
            <text:p>2ч10мин ездил за походным рюкзаком и едой в джаганнат; 1ч30мин разговор с тайской девушкой; 2ч фокусинг и размышление о жизни; 3ч лекция RL; 1ч CN</text:p>
          </table:table-cell>
          <table:table-cell office:value-type="string" calcext:value-type="string">
            <text:p>В общении, в обучении, в ясности</text:p>
          </table:table-cell>
          <table:table-cell office:value-type="string" calcext:value-type="string">
            <text:p>Что-то сильное, но непонятное от фокусинга – кажется, я “прояснился”. Радость от покупки веганской еды. Тупость, скуку, нетерпение от занятия по RL. Какое-то непонятное сильнейшее наслаждение от поедания пищи (даже от простых яблок и от миндаля с семечками).</text:p>
          </table:table-cell>
          <table:table-cell/>
          <table:table-cell office:value-type="string" calcext:value-type="string">
            <text:p>фокусинг и вообще глубокое спокойное откровенное размышление о себе и о жизни – хорошая идея; давай как минимум каждый вечер пятницы такое делать</text:p>
          </table:table-cell>
          <table:table-cell table:number-columns-repeated="1017"/>
        </table:table-row>
        <table:table-row table:style-name="ro34">
          <table:table-cell table:formula="of:=[.A66]+1" office:value-type="float" office:value="18" calcext:value-type="float">
            <text:p>18</text:p>
          </table:table-cell>
          <table:table-cell/>
          <table:table-cell office:value-type="string" calcext:value-type="string">
            <text:p>1ч медитация; 1ч CN; 1ч30мин RL самостоятельное продумывание; </text:p>
            <text:p>Посетил пары во стохастическому анализу, после них зашел, ничего не купив, в Мастерскую духов, в Ходасевича, в Русского Библиофила, в кафе Авокадо; сама сделала рулеты из риса с тофу, завернутые в листы морской капусты</text:p>
          </table:table-cell>
          <table:table-cell office:value-type="string" calcext:value-type="string">
            <text:p>В ясности, в обучении</text:p>
          </table:table-cell>
          <table:table-cell office:value-type="string" calcext:value-type="string">
            <text:p>не знаю</text:p>
          </table:table-cell>
          <table:table-cell office:value-type="string" calcext:value-type="string">
            <text:p>только с мамой – в институте ни с кем не говорил</text:p>
          </table:table-cell>
          <table:table-cell office:value-type="string" calcext:value-type="string">
            <text:p>разобрался в общем принципе динмаического программирования и уравнении Гильберта-Якоби-Беллмана</text:p>
          </table:table-cell>
          <table:table-cell office:value-type="string" calcext:value-type="string">
            <text:p>самостоятельное обстоятельное неспешное продумывание непонятного материала – хорошая идея; не бывает непонятного материала – бывает материал, на который надо потратить больше времени на понимание</text:p>
          </table:table-cell>
          <table:table-cell table:number-columns-repeated="1016"/>
        </table:table-row>
        <table:table-row table:style-name="ro27">
          <table:table-cell table:formula="of:=[.A67]+1" office:value-type="float" office:value="19" calcext:value-type="float">
            <text:p>19</text:p>
          </table:table-cell>
          <table:table-cell office:value-type="string" calcext:value-type="string">
            <text:p>Я благодарен за медитацию. Я благодарен за возможность размышлять. Я благодарен за вычислительные нейронауки. Я благодарен за асексуальные и аромантичные сообщества. Я благодарен за аплатоничные блоги. Я благодарен за веганские сосиски. Я благодарен за знания и за возможности. Я благодарен за сложность.</text:p>
          </table:table-cell>
          <table:table-cell office:value-type="string" calcext:value-type="string">
            <text:p>1ч медитация; чтение The Story of Us, разных постов на лессронге; 1ч15мин CN; 1ч40мин размышление о расписании и будущих курсах; 1ч30мин размышление о себе, глубокий разговор с собой, чтение про аплатоничность</text:p>
          </table:table-cell>
          <table:table-cell office:value-type="string" calcext:value-type="string">
            <text:p>В ясности, в обучении</text:p>
          </table:table-cell>
          <table:table-cell office:value-type="string" calcext:value-type="string">
            <text:p>Легкость, спокойствие, заинтересованность, обнадеженность</text:p>
          </table:table-cell>
          <table:table-cell office:value-type="string" calcext:value-type="string">
            <text:p>только с мамой – с ней все легко, как обычно</text:p>
          </table:table-cell>
          <table:table-cell office:value-type="string" calcext:value-type="string">
            <text:p>Я чересчур много ищу внешней валидации, хотя могу научиься сам ее себе давать; аплатоничность существует – так могут обозначать себя ароэйсы, которые не имеют активного желания квирплатонических отношений, не испытывают платонического влечения к людям</text:p>
          </table:table-cell>
          <table:table-cell office:value-type="string" calcext:value-type="string">
            <text:p>садиться и спокойно не спеша глубокок продумывать самому – отличная идея, как в отношении учебных материалов, так и в отношении личной жизни;</text:p>
          </table:table-cell>
          <table:table-cell office:value-type="string" calcext:value-type="string">
            <text:p>уже писал сегодня в файл, когда размышлял о себе</text:p>
          </table:table-cell>
          <table:table-cell table:number-columns-repeated="1015"/>
        </table:table-row>
        <table:table-row table:style-name="ro28">
          <table:table-cell table:formula="of:=[.A68]+1" office:value-type="float" office:value="20" calcext:value-type="float">
            <text:p>20</text:p>
          </table:table-cell>
          <table:table-cell table:number-columns-repeated="1023"/>
        </table:table-row>
        <table:table-row table:style-name="ro28">
          <table:table-cell table:formula="of:=[.A69]+1" office:value-type="float" office:value="21" calcext:value-type="float">
            <text:p>21</text:p>
          </table:table-cell>
          <table:table-cell table:number-columns-repeated="1023"/>
        </table:table-row>
        <table:table-row table:style-name="ro29">
          <table:table-cell table:formula="of:=[.A70]+1" office:value-type="float" office:value="22" calcext:value-type="float">
            <text:p>22</text:p>
          </table:table-cell>
          <table:table-cell office:value-type="string" calcext:value-type="string">
            <text:p>Я благодарен за новые книги. Я благодарен за биниоформатику. Я благодарен маме за любовь и заботу. Я благодарен за курс RL. Я благодарен за широкие возможности. Я благодарен за сложность.</text:p>
          </table:table-cell>
          <table:table-cell office:value-type="string" calcext:value-type="string">
            <text:p>6ч посещение военкомата, покупка еды в джаганнате, получение книг по сертификату в республике, получение гида по ювазии; 1ч40мин RL; 1ч20мин BI; начал читать Наука общения и Искусство счастливых воспоминаний</text:p>
          </table:table-cell>
          <table:table-cell office:value-type="string" calcext:value-type="string">
            <text:p>в организованности, в обучении, в новизне</text:p>
          </table:table-cell>
          <table:table-cell office:value-type="string" calcext:value-type="string">
            <text:p>усталость, тупость – во время пути по делам, усталость от биоинфы и рл, интерес и эстетическое наслаждение от чтения новых книг, радость от новых книг</text:p>
            <text:p>Мультисенсорное наслаждение от книги Искусство счастливых воспоминаний</text:p>
          </table:table-cell>
          <table:table-cell office:value-type="string" calcext:value-type="string">
            <text:p>с мамой все хорошо; немного переписываюсь с какой-то женщиной-асексуалкой из чата во вконтакте; раньше планировал, что сегодня поеду к Владу Кокину в гости, но не поехал из-за объема учебных дел</text:p>
          </table:table-cell>
          <table:table-cell/>
          <table:table-cell office:value-type="string" calcext:value-type="string">
            <text:p>давай сделаем баланс между медитацией на подушке и рефлексией в текстовый файл – второго явно маловато, потому что я на подушке думаю о медитации и о жизни, и так “узлы” могут только затягиваться; наверное, медитация создает подходящее состояние ума для глубокого понимания себя и трансформации себя, но сама по себе не осуществляет указанного</text:p>
          </table:table-cell>
          <table:table-cell table:number-columns-repeated="1016"/>
        </table:table-row>
        <table:table-row table:style-name="ro20">
          <table:table-cell table:formula="of:=[.A71]+1" office:value-type="float" office:value="23" calcext:value-type="float">
            <text:p>23</text:p>
          </table:table-cell>
          <table:table-cell/>
          <table:table-cell office:value-type="string" calcext:value-type="string">
            <text:p>сдал кровь на анализ</text:p>
          </table:table-cell>
          <table:table-cell table:style-name="Default"/>
          <table:table-cell office:value-type="string" calcext:value-type="string">
            <text:p>утром, когда шел сдавать анализы, испытывал сильную красоту; мне очень нравится эта ранняя теплая осень</text:p>
          </table:table-cell>
          <table:table-cell table:number-columns-repeated="1019"/>
        </table:table-row>
        <table:table-row table:style-name="ro35">
          <table:table-cell table:formula="of:=[.A72]+1" office:value-type="float" office:value="24" calcext:value-type="float">
            <text:p>24</text:p>
          </table:table-cell>
          <table:table-cell office:value-type="string" calcext:value-type="string">
            <text:p>Я благодарен за медитацию. Я благодарен за мамины вкусные суши. Я благодарен <text:s/>Дис Прозию за ответ. Я благодарен за теплую светлую осень. Я благодарен за биоинформатику. Я благодарен за книги.</text:p>
          </table:table-cell>
          <table:table-cell office:value-type="string" calcext:value-type="string">
            <text:p>семинар по биоинфо, 3 пом делание домашки по эрель, 2 пом чтение Науки общения</text:p>
            <text:p>Сегодня пришли результаты анализов – у меня дефицит витамина д, недостаток цинка, понижена ЛЖСС и повышено железо, повышены моноциты и базофилы</text:p>
            <text:p>Начал прием кальция и д3 по 500мг+400МЕ 2 таблетки в день (Кальций д3 никомед форте); B12 1000мг 1 раз в день, цинк 50мг 1 раз в день</text:p>
          </table:table-cell>
          <table:table-cell office:value-type="string" calcext:value-type="string">
            <text:p>В обучении, в общении, в искренности (написал Филиппу и Марине, как мне понравилось в походе чувстсовать связь)</text:p>
          </table:table-cell>
          <table:table-cell office:value-type="string" calcext:value-type="string">
            <text:p>Что-то меняется значимо от медитации. Я теперь вечером сижу 30 минут, а утром 25 минут размышляю. </text:p>
            <text:p>Мир кажется более ярким и насыщенным, как будто я вышел на более глубокий уровень его восприятия.</text:p>
            <text:p/>
            <text:p>Усталость. В пн я поздно лег, во вт и ср рано встал. Я хочу выспаться. От биоинфы и RL заинтересованность и вовлеченность.</text:p>
          </table:table-cell>
          <table:table-cell office:value-type="string" calcext:value-type="string">
            <text:p>Небинарный аро/эйс, на анкету которого я вчера откликнулся в паблике вк про знакомства асексуалов, написал мне. Достаточно много всего про себя; он очень неконсенсусный, так скажем, это меня заинтересовывает.</text:p>
            <text:p>Это может показаться неожиданным, но с моей подачи мы с однокурсниками решили в эту субботу собраться, пообщаться, познакомиться.</text:p>
          </table:table-cell>
          <table:table-cell/>
          <table:table-cell office:value-type="string" calcext:value-type="string">
            <text:p>продолжаем духовную практику в том же режиме – она быстро приносит значимые позитивные изменения</text:p>
            <text:p/>
            <text:p>В контексте домашки эрель – хорошая идея сначала внимательно посмотреть на задание, потом написать код на бумаге, а не писать код сразу в компьютере</text:p>
          </table:table-cell>
          <table:table-cell table:number-columns-repeated="1016"/>
        </table:table-row>
        <table:table-row table:style-name="ro26">
          <table:table-cell table:formula="of:=[.A73]+1" office:value-type="float" office:value="25" calcext:value-type="float">
            <text:p>25</text:p>
          </table:table-cell>
          <table:table-cell office:value-type="string" calcext:value-type="string">
            <text:p>Я благодарен за медитацию. Я благодарен за потрясающую кнгу про воспоминания. Я благодарен Mew за учебу тайскому. Я благодарен Филиппу за Иоханнеса. Я благодарен Иоханнесу за большой разговор. Я благодарен за возможность думать. Я благодарен за сложность.</text:p>
          </table:table-cell>
          <table:table-cell office:value-type="string" calcext:value-type="string">
            <text:p>Приготовил первый пирожок в миске, а не в чашке, добавил туда фиников. Он напоминает корж. Темного цвета, слегка пружинит.</text:p>
            <text:p>1ч20мин разговор с Mew, 1ч50мин разговор с Иоханнесом, 1ч думание, 1ч20мин учеба CN, 1ч делание дз RL, 1ч написание письма Дис</text:p>
            <text:p>Прочитал новую главу про воспоминания</text:p>
          </table:table-cell>
          <table:table-cell/>
          <table:table-cell office:value-type="string" calcext:value-type="string">
            <text:p>страх и волнение от напсиания писем; усталость от учебы, но не жесткую; изумленность, заинтересованность и непонимание своих изменений; эстетическое наслаждение от чтения книги про воспоминания; связь с Иоханнесом</text:p>
          </table:table-cell>
          <table:table-cell office:value-type="string" calcext:value-type="string">
            <text:p>помимо указанного в саммари, написал Славе про текущий результат нашей беседы; вк мне написала какая-то девушка, чтобы познакомиться, и еще неизвестно пока кто</text:p>
            <text:p>Рая обратила внимание на мой пост с просьбой посоветовать как интерпретировать анализ крови и посоветовала мне обратиться в поликлинику, что я и сделал (позавчера ближайшая возможная дата записи была 5 октября, сегодня – 27 сентября)</text:p>
          </table:table-cell>
          <table:table-cell office:value-type="string" calcext:value-type="string">
            <text:p>ценность человека не в том, что он человек, а в том, что он испытывает</text:p>
          </table:table-cell>
          <table:table-cell/>
          <table:table-cell office:value-type="string" calcext:value-type="string">
            <text:p>я меняюсь – быстро и непонятно, но это скорее нравится</text:p>
          </table:table-cell>
          <table:table-cell table:number-columns-repeated="1015"/>
        </table:table-row>
        <table:table-row table:style-name="ro28">
          <table:table-cell table:formula="of:=[.A74]+1" office:value-type="float" office:value="26" calcext:value-type="float">
            <text:p>26</text:p>
          </table:table-cell>
          <table:table-cell table:number-columns-repeated="1023"/>
        </table:table-row>
        <table:table-row table:style-name="ro17">
          <table:table-cell table:formula="of:=[.A75]+1" office:value-type="float" office:value="27" calcext:value-type="float">
            <text:p>27</text:p>
          </table:table-cell>
          <table:table-cell office:value-type="string" calcext:value-type="string">
            <text:p>Я благодарен за вкусный пирожок, который делаю себе по утрам. Я благодарен за доступ к медикаментам и пищевым добавкам. Я благодарен за книги. Я благодарен за легкий доступ к информационным ресурсам. Я благодарен за общение.</text:p>
          </table:table-cell>
          <table:table-cell office:value-type="string" calcext:value-type="string">
            <text:p>посетил докторку – она сказала, что повышение некоторых белых кровяных телец связано с моей воспаленной кожей на ухе, и я купил салициловый лосьон и цинковую мазь</text:p>
            <text:p>Прочитал пост про модель Кигана, пересмотрел ted Brene, посмотрел ted ппро интровертов, прочитал несколько статеек про шизоидность, смотрел лекцию RL, но не досмотрел из-за усталости</text:p>
            <text:p>Участвовал в мероприятии по ЭА – лекции о 50 возможных действиях для эффективных альтруистов от Саши Бережного</text:p>
            <text:p>Послушал первый урок приложения Waking Up – я заново начинаю его проходить</text:p>
          </table:table-cell>
          <table:table-cell office:value-type="string" calcext:value-type="string">
            <text:p>в осведомленности</text:p>
          </table:table-cell>
          <table:table-cell office:value-type="string" calcext:value-type="string">
            <text:p>усталость, смятение, дезориентированность в себе какую-то – куча personal stuff всплывает</text:p>
          </table:table-cell>
          <table:table-cell/>
          <table:table-cell office:value-type="string" calcext:value-type="string">
            <text:p>мне могут быть полдезны книги Replacing Guilt, Pathological Altruism, Quiet: The Power of Introverts in a World That Can't Stop Talking</text:p>
          </table:table-cell>
          <table:table-cell/>
          <table:table-cell office:value-type="string" calcext:value-type="string">
            <text:p>Судя по описанию, у меня нет шизоидного РЛ и социофобии – но тогда что со мной? Ко я вообще?</text:p>
          </table:table-cell>
          <table:table-cell table:number-columns-repeated="1015"/>
        </table:table-row>
        <table:table-row table:style-name="ro34">
          <table:table-cell table:formula="of:=[.A76]+1" office:value-type="float" office:value="28" calcext:value-type="float">
            <text:p>28</text:p>
          </table:table-cell>
          <table:table-cell/>
          <table:table-cell office:value-type="string" calcext:value-type="string">
            <text:p>Посетил поликлинику для экг. Досмотрел лекцию RL и семинар RL. Прочитал текст про несостоятельность буддийской этики. Прочитал вводную статью к книге про метаэтику. Утром в обычный пирог добавил поджаренные листья шпината с помидором. В микроволновой печи он не пропекся, я дожарил на сковороде. И мне, и маме понравилось.</text:p>
            <text:p>Посмотрел тед Тима Урбана.</text:p>
          </table:table-cell>
          <table:table-cell/>
          <table:table-cell office:value-type="string" calcext:value-type="string">
            <text:p>Усталость, грусть, тоску, горечь, непонимание, страх, тревожность.</text:p>
            <text:p>Надежду, радость, гордость за себя.</text:p>
          </table:table-cell>
          <table:table-cell office:value-type="string" calcext:value-type="string">
            <text:p>написал Нароттаму – решил возобновить общение</text:p>
          </table:table-cell>
          <table:table-cell/>
          <table:table-cell office:value-type="string" calcext:value-type="string">
            <text:p>со мной происходит духовная трансформация</text:p>
            <text:p>Как будто я вымедитировался из алекситимии – сейчас чувствуется гораздо больше, в основном – негативные эмоции.</text:p>
          </table:table-cell>
          <table:table-cell office:value-type="string" calcext:value-type="string">
            <text:p>я не являюсь субъектом в отношении своих мыслей</text:p>
          </table:table-cell>
          <table:table-cell table:number-columns-repeated="1015"/>
        </table:table-row>
        <table:table-row table:style-name="ro28">
          <table:table-cell table:formula="of:=[.A77]+1" office:value-type="float" office:value="29" calcext:value-type="float">
            <text:p>29</text:p>
          </table:table-cell>
          <table:table-cell/>
          <table:table-cell office:value-type="string" calcext:value-type="string">
            <text:p>начал читать The Gifts of Imperfection</text:p>
          </table:table-cell>
          <table:table-cell table:number-columns-repeated="1021"/>
        </table:table-row>
        <table:table-row table:style-name="ro18">
          <table:table-cell table:formula="of:=[.A78]+1" office:value-type="float" office:value="30" calcext:value-type="float">
            <text:p>30</text:p>
          </table:table-cell>
          <table:table-cell/>
          <table:table-cell office:value-type="string" calcext:value-type="string">
            <text:p>купил на 600 рублей 100г миндаля, 100г фундука, 100г кешью, 200г тыквенных семечек, кусочек пахлавы, чурчхелу</text:p>
            <text:p>6ч лекция и сем биоинфо</text:p>
            <text:p>1ч смотр Властелин Колец 3 часть</text:p>
            <text:p>Начал читать Pathological Altruism</text:p>
          </table:table-cell>
          <table:table-cell table:number-columns-repeated="3"/>
          <table:table-cell office:value-type="string" calcext:value-type="string">
            <text:p>опероны, альтернативный сплайсинг, open reading frame, sd-box, различия между геномами прокариот и эукариот</text:p>
            <text:p>Еще много терминов, которые я не знаю – транскриптом, инделы, транспотреры, </text:p>
          </table:table-cell>
          <table:table-cell table:number-columns-repeated="1017"/>
        </table:table-row>
        <table:table-row table:style-name="ro21">
          <table:table-cell office:value-type="string" calcext:value-type="string">
            <text:p>1 окт 2020</text:p>
          </table:table-cell>
          <table:table-cell/>
          <table:table-cell office:value-type="string" calcext:value-type="string">
            <text:p>дочитал искусство счастливых воспоминаний</text:p>
            <text:p>2ч делал лабу RL, на полчаса сходил в лес – сейчас время года, которое я оцениваю как “самое красивое”</text:p>
            <text:p>3ч сем биоинфо</text:p>
            <text:p>Съел пахлаву – вкусно</text:p>
            <text:p>Ощущаю выгорание. Днем 1ч спал</text:p>
            <text:p>Прочитал у Девида Чапмана вводные посты к его серии постов про переизобретение тантры</text:p>
          </table:table-cell>
          <table:table-cell/>
          <table:table-cell office:value-type="string" calcext:value-type="string">
            <text:p>усталость</text:p>
            <text:p>Сильнейшую красоту от осенней природы</text:p>
            <text:p>Радость – от того что наконец занялся снова тайским, что биоинфа интересная</text:p>
            <text:p>Раздражение  - семинаристка биоинф произносила некоторые английские слова неправильно (а я синтаскически неправильн построил это предложение – ха-ха)</text:p>
          </table:table-cell>
          <table:table-cell table:number-columns-repeated="1019"/>
        </table:table-row>
        <table:table-row table:style-name="ro36">
          <table:table-cell office:value-type="float" office:value="2" calcext:value-type="float">
            <text:p>2</text:p>
          </table:table-cell>
          <table:table-cell/>
          <table:table-cell table:style-name="Default" office:value-type="string" calcext:value-type="string">
            <text:p>доделывал лабу RL, так и не доделал, отправил как было</text:p>
            <text:p>Полтора часа смотрел Властелин Колец</text:p>
            <text:p>2.5ч разговаривал с Йоханнесом</text:p>
            <text:p>Прочитал один пост из книги Брен</text:p>
            <text:p>Прочитал часть Base про тантру</text:p>
            <text:p>1.5 часа думал о выборе нового ноутбука</text:p>
            <text:p>1ч читал письма на эл почте от эффективных организаций</text:p>
          </table:table-cell>
          <table:table-cell/>
          <table:table-cell office:value-type="string" calcext:value-type="string">
            <text:p>усталость</text:p>
            <text:p>Признательность Йоханнесу</text:p>
            <text:p>Радость, что выговорился</text:p>
            <text:p>Горечь от вырубки лесов</text:p>
          </table:table-cell>
          <table:table-cell office:value-type="string" calcext:value-type="string">
            <text:p>прекрасный разговор с Йоханнесом – снова много личного и глубокого; про меня обсуждали, что я мало экспериментирую и мало применяю знания на практике; что медитация успокаивает ум и делает его более ясным, но сама по себе не усиливает смелость и вовлеченность в жизнь</text:p>
          </table:table-cell>
          <table:table-cell office:value-type="string" calcext:value-type="string">
            <text:p>“Нет ничего фундаментально неправильного в мире и во мне”</text:p>
          </table:table-cell>
          <table:table-cell office:value-type="string" calcext:value-type="string">
            <text:p>давай практиковать, ставить эксперименты, усилять смелость, страстность и вовлеченность</text:p>
            <text:p>Давай использовать йода-таймеры для размышления о сложных вещах, о которых я избегаю думать</text:p>
          </table:table-cell>
          <table:table-cell table:number-columns-repeated="1016"/>
        </table:table-row>
        <table:table-row table:style-name="ro37">
          <table:table-cell table:formula="of:=[.A81]+1" office:value-type="float" office:value="3" calcext:value-type="float">
            <text:p>3</text:p>
          </table:table-cell>
          <table:table-cell/>
          <table:table-cell office:value-type="string" calcext:value-type="string">
            <text:p>1ч30мин думал об усилении уюта в доме</text:p>
            <text:p>1ч30мин учил тайский – завел тетрадку, вписал самые частые буквы, некоторые фразы, слова</text:p>
            <text:p>1ч30мин продумывал и обрабатывал RL</text:p>
            <text:p>1ч30мин участвовал в кружке моральной философии, который организовала Пион</text:p>
            <text:p>30мин повторял стохастический анализ</text:p>
            <text:p>1ч писал текст о своих идеях в области морали (объективной морали нет, человеческая мораль есть)</text:p>
            <text:p>Ничего не читал, не смотрел видео и фильмов, не ходил на улицу, не занялся спортом</text:p>
          </table:table-cell>
          <table:table-cell/>
          <table:table-cell office:value-type="string" calcext:value-type="string">
            <text:p>тяжело и скучно медитировать (ну, это нормально)</text:p>
            <text:p>Вовлеченность при учебе тайскому, облегчение и прояснение при учебе RL</text:p>
            <text:p>Вовлеченность, заинтересованность, непонятность на кружке философии</text:p>
            <text:p>Надежду при размышлении об уюте</text:p>
          </table:table-cell>
          <table:table-cell office:value-type="string" calcext:value-type="string">
            <text:p>на кружке несколько раз разговаривал</text:p>
            <text:p>Написал Дису – спросил, хочет ли он общаться дальше</text:p>
          </table:table-cell>
          <table:table-cell office:value-type="string" calcext:value-type="string">
            <text:p>у людей есть втроенный оцениватель добра, который изнутри людей ощущается одинаково, но может срабатывать на разное</text:p>
            <text:p/>
          </table:table-cell>
          <table:table-cell/>
          <table:table-cell office:value-type="string" calcext:value-type="string">
            <text:p>уже написал</text:p>
          </table:table-cell>
          <table:table-cell table:number-columns-repeated="1015"/>
        </table:table-row>
        <table:table-row table:style-name="ro32">
          <table:table-cell table:formula="of:=[.A82]+1" office:value-type="float" office:value="4" calcext:value-type="float">
            <text:p>4</text:p>
          </table:table-cell>
          <table:table-cell/>
          <table:table-cell office:value-type="string" calcext:value-type="string">
            <text:p>начал день с прочтения новой главы The Story of Us  и двух постов в The Gifts of Imperfection</text:p>
            <text:p>Затем выкидывал старый стул, сломанную раковину, старые деревяшки; сходил в хозяйственный магазин за средством от моли, еще купил пену для бритья и крем; день был прекрасен, но я решил не гулять, а пойти домой учиться</text:p>
            <text:p>Обильно смазал петли у дверей, теперь они не скрипят</text:p>
            <text:p>Посвятил 1ч30мин учебе RL</text:p>
            <text:p>1ч30мин был на встрече LW- сообщества, после нее хотел продолжить учиться RL, но не смог от усталости, и досмотрел Властелин Колец</text:p>
          </table:table-cell>
          <table:table-cell/>
          <table:table-cell office:value-type="string" calcext:value-type="string">
            <text:p>красоту от природы, какую-то растроганность от благоприятного исхода Властелина Колец, усталость, </text:p>
          </table:table-cell>
          <table:table-cell office:value-type="string" calcext:value-type="string">
            <text:p>ничего значимого</text:p>
          </table:table-cell>
          <table:table-cell/>
          <table:table-cell office:value-type="string" calcext:value-type="string">
            <text:p>я патологический трудоголик, то есть у меня зависимость от учебного труда, свяханная с избеганием думания о своей жизни</text:p>
          </table:table-cell>
          <table:table-cell table:number-columns-repeated="1016"/>
        </table:table-row>
        <table:table-row table:style-name="ro38">
          <table:table-cell table:formula="of:=[.A83]+1" office:value-type="float" office:value="5" calcext:value-type="float">
            <text:p>5</text:p>
          </table:table-cell>
          <table:table-cell/>
          <table:table-cell office:value-type="string" calcext:value-type="string">
            <text:p>1ч30мин смотрел материалы по RL</text:p>
            <text:p>В 13:30 выехал к Зое, в 16:00 приехал, часа 2 гостил, в 20:30 вернулся</text:p>
            <text:p>Сделал прививку от гриппа</text:p>
            <text:p>Выбросил несколько ненужных книг</text:p>
          </table:table-cell>
          <table:table-cell office:value-type="string" calcext:value-type="string">
            <text:p>В общении, в глубокой связи, в отдыхе, в обучении, в порядке</text:p>
          </table:table-cell>
          <table:table-cell/>
          <table:table-cell office:value-type="string" calcext:value-type="string">
            <text:p>2 часа гостил у Зои Александровны. Она говорила со мной о том, что сфера человеческих взаимоотношений может значительно наполнять жизнь смыслом, а я пренебрегаю этой сферой и недооцениваю ее. </text:p>
            <text:p>Зоя покормила меня щавелевым супом с яйцом и сметаной, затем картошкой с огурцами и помидорами, затем чай с неболшьшими фавлями, конфетами, и шоколадкой Milka Oreo. В дорогу подарила мне кабачок, банку протертой с сахаром клюквы, пакетик грибов и яблоко. Еще Зоя рассказывала, какой у нее был интеллектуал-муж, и что он умер от алкоголизма.</text:p>
            <text:p/>
            <text:p>Еще писал в чат Усиления Философии про всякое</text:p>
          </table:table-cell>
          <table:table-cell table:number-columns-repeated="1018"/>
        </table:table-row>
        <table:table-row table:style-name="ro16">
          <table:table-cell table:formula="of:=[.A84]+1" office:value-type="float" office:value="6" calcext:value-type="float">
            <text:p>6</text:p>
          </table:table-cell>
          <table:table-cell/>
          <table:table-cell office:value-type="string" calcext:value-type="string">
            <text:p>С 9:50 до 13:40 посещал военкомат</text:p>
            <text:p>1ч30мин делал дз биоинфо</text:p>
            <text:p>1ч30мин читал учебник по RL</text:p>
            <text:p>К ужину сильно устал и уже ничего не делал</text:p>
            <text:p>Прочиал 3 поста про тантру</text:p>
          </table:table-cell>
          <table:table-cell/>
          <table:table-cell office:value-type="string" calcext:value-type="string">
            <text:p>усталость, скуку, одиночество, грусть)))</text:p>
          </table:table-cell>
          <table:table-cell/>
          <table:table-cell office:value-type="string" calcext:value-type="string">
            <text:p>разобрался лучше в Value Iteration и Policy Iteration</text:p>
          </table:table-cell>
          <table:table-cell table:number-columns-repeated="1017"/>
        </table:table-row>
        <table:table-row table:style-name="ro34">
          <table:table-cell table:formula="of:=[.A85]+1" office:value-type="float" office:value="7" calcext:value-type="float">
            <text:p>7</text:p>
          </table:table-cell>
          <table:table-cell/>
          <table:table-cell office:value-type="string" calcext:value-type="string">
            <text:p>Чтение RL значимо улучшил понимание PI, VI, MC, TD алгоритмов</text:p>
            <text:p> лекция биоинфо, семинар биоинфо, сходил с мамой за еще витамином д</text:p>
            <text:p>Мероприятие Введение в ЭА</text:p>
          </table:table-cell>
          <table:table-cell/>
          <table:table-cell office:value-type="string" calcext:value-type="string">
            <text:p>Сегодня я испытал самое сильное страдание, какое только испытывал в жизни. От усталости и одиночества и непонятности. </text:p>
          </table:table-cell>
          <table:table-cell/>
          <table:table-cell office:value-type="string" calcext:value-type="string">
            <text:p>наверное, я составил свой круг общения так, что он не усиливает сильные стороны во мне, а усиливает скорее негативные мои паттерны поведения</text:p>
          </table:table-cell>
          <table:table-cell office:value-type="string" calcext:value-type="string">
            <text:p>давай напишем на ЭА-форуме пост про вот это вот все, как мне тяжело и какой я несчастливый</text:p>
          </table:table-cell>
          <table:table-cell table:number-columns-repeated="1016"/>
        </table:table-row>
        <table:table-row table:style-name="ro19">
          <table:table-cell table:formula="of:=[.A86]+1" office:value-type="float" office:value="8" calcext:value-type="float">
            <text:p>8</text:p>
          </table:table-cell>
          <table:table-cell/>
          <table:table-cell office:value-type="string" calcext:value-type="string">
            <text:p>много лежал под одеялом, много смотел exurb1a</text:p>
            <text:p>1.5 часа учился RL</text:p>
            <text:p>Дворники утром вынесли старый шкаф</text:p>
            <text:p>Начал прием еще 1000 UI витамина D в дополнение к двум таблеткам кальция д3 никомеда форте</text:p>
          </table:table-cell>
          <table:table-cell/>
          <table:table-cell office:value-type="string" calcext:value-type="string">
            <text:p>Как будто что-то хорошее и теплое, что во мне было, умирает. Во мне глубоко происходит что-то черное и холодное и острое.</text:p>
          </table:table-cell>
          <table:table-cell office:value-type="string" calcext:value-type="string">
            <text:p>участие в структурировании с Аленой Коноваловой на тему “Обращаться ли мне за психиатрической помощью”. Решили, что обращаться.</text:p>
          </table:table-cell>
          <table:table-cell table:number-columns-repeated="1018"/>
        </table:table-row>
        <table:table-row table:style-name="ro28">
          <table:table-cell table:formula="of:=[.A87]+1" office:value-type="float" office:value="9" calcext:value-type="float">
            <text:p>9</text:p>
          </table:table-cell>
          <table:table-cell table:number-columns-repeated="4"/>
          <table:table-cell office:value-type="string" calcext:value-type="string">
            <text:p>Вечером еще поговорил с Аленой.</text:p>
          </table:table-cell>
          <table:table-cell table:number-columns-repeated="1018"/>
        </table:table-row>
        <table:table-row table:style-name="ro31">
          <table:table-cell table:formula="of:=[.A88]+1" office:value-type="float" office:value="10" calcext:value-type="float">
            <text:p>10</text:p>
          </table:table-cell>
          <table:table-cell/>
          <table:table-cell office:value-type="string" calcext:value-type="string">
            <text:p>не поехал на дачу к деду из-за растущего числа заражений вирусом; подмел антресоль и положил туда много вещей с балкона; убрал коробки со шкафа в комнате на балкон; гулял в лесу; думал о себе; дочитал The Gifts of Imperfection</text:p>
          </table:table-cell>
          <table:table-cell table:number-columns-repeated="1021"/>
        </table:table-row>
        <table:table-row table:style-name="ro19">
          <table:table-cell table:formula="of:=[.A89]+1" office:value-type="float" office:value="11" calcext:value-type="float">
            <text:p>11</text:p>
          </table:table-cell>
          <table:table-cell/>
          <table:table-cell office:value-type="string" calcext:value-type="string">
            <text:p>Полтора часа думал про себя; участсовал в мероприятии ЭА; значительно переставил в комнате книги; 1.5 часа читал википедию на неизвестные мне в биоинформатике темы; ознакомился с новым дз и условием финального проекта по BI; прошел тест на внутренние ценности</text:p>
            <text:p>Не читал ничего для себя</text:p>
          </table:table-cell>
          <table:table-cell table:number-columns-repeated="2"/>
          <table:table-cell office:value-type="string" calcext:value-type="string">
            <text:p>описал психиатру в телеграме свою проблему</text:p>
          </table:table-cell>
          <table:table-cell table:number-columns-repeated="1018"/>
        </table:table-row>
        <table:table-row table:style-name="ro19">
          <table:table-cell table:formula="of:=[.A90]+1" office:value-type="float" office:value="12" calcext:value-type="float">
            <text:p>12</text:p>
          </table:table-cell>
          <table:table-cell/>
          <table:table-cell office:value-type="string" calcext:value-type="string">
            <text:p>4.5 часа занимался биоинформатикой, 1.5 часа выбирал ноутбук, 1 час писал пост по поводу дня рождения, 1 час исследовал вопрос создания самодельного осветительного комплекса</text:p>
            <text:p>Вкрутил в люстру еще 2 лампочки – теперь их там 4, весь день держал люстру и настольную лампу включенными – от этого было приятно</text:p>
            <text:p>Уже с утра прослулся уставший, медитировать смог только 15 минут</text:p>
          </table:table-cell>
          <table:table-cell/>
          <table:table-cell office:value-type="string" calcext:value-type="string">
            <text:p>усталость, вовлеченность, интерес</text:p>
            <text:p>Тревогу – что получу низкие оценки и слечу со стипендии</text:p>
          </table:table-cell>
          <table:table-cell table:number-columns-repeated="1019"/>
        </table:table-row>
        <table:table-row table:style-name="ro22">
          <table:table-cell table:formula="of:=[.A91]+1" office:value-type="float" office:value="13" calcext:value-type="float">
            <text:p>13</text:p>
          </table:table-cell>
          <table:table-cell/>
          <table:table-cell office:value-type="string" calcext:value-type="string">
            <text:p>уже с утра проснулся уставший, медитировал 15 минут вечером</text:p>
            <text:p>Занимался биоинфой дз 2х3 пом, проектом 3пом, размышлял о лампах около 6пом</text:p>
            <text:p>Хотел участвовать в relating games, но от усталости через 20 минут вышел</text:p>
          </table:table-cell>
          <table:table-cell table:number-columns-repeated="1021"/>
        </table:table-row>
        <table:table-row table:style-name="ro34">
          <table:table-cell table:formula="of:=[.A92]+1" office:value-type="float" office:value="14" calcext:value-type="float">
            <text:p>14</text:p>
          </table:table-cell>
          <table:table-cell/>
          <table:table-cell office:value-type="string" calcext:value-type="string">
            <text:p>с раннего утра доделывал дз по биоинфо 3 часа, очень устал и продремал после этого 2 часа; после обеда час с мамой клеили обои на место старого шкафа, который выбросили, первый кусок обоев мы намазали мало, потом домазывали по краям уже на стене, а следующие куски намазали густо, они пристали к стене более качественно; затем я занимался 3пом вспоминанием материала курса по RL, затем, после ужина, около часа работал над проектом по биоинфо – испытал большую радость, когда нашел, что делает один из оперонов</text:p>
          </table:table-cell>
          <table:table-cell/>
          <table:table-cell office:value-type="string" calcext:value-type="string">
            <text:p>тревогу, когда читал сообщения от людей</text:p>
          </table:table-cell>
          <table:table-cell table:number-columns-repeated="1019"/>
        </table:table-row>
        <table:table-row table:style-name="ro28">
          <table:table-cell table:formula="of:=[.A93]+1" office:value-type="float" office:value="15" calcext:value-type="float">
            <text:p>15</text:p>
          </table:table-cell>
          <table:table-cell table:number-columns-repeated="3"/>
          <table:table-cell office:value-type="string" calcext:value-type="string">
            <text:p>было достаточно радостно</text:p>
          </table:table-cell>
          <table:table-cell table:number-columns-repeated="1019"/>
        </table:table-row>
        <table:table-row table:style-name="ro31">
          <table:table-cell table:formula="of:=[.A94]+1" office:value-type="float" office:value="16" calcext:value-type="float">
            <text:p>16</text:p>
          </table:table-cell>
          <table:table-cell/>
          <table:table-cell office:value-type="string" calcext:value-type="string">
            <text:p>посетил утром военкомат с 10:00 до 13:00; занимался проектом по биоинформатике, устал</text:p>
            <text:p>Разговаривал с Йоханнесом, 15:50-17:30, устал и отключился из созвона не сказав ему</text:p>
          </table:table-cell>
          <table:table-cell/>
          <table:table-cell office:value-type="string" calcext:value-type="string">
            <text:p>усталость от проекта и от Йоханнеса, вовлеченность в проект</text:p>
          </table:table-cell>
          <table:table-cell table:number-columns-repeated="1019"/>
        </table:table-row>
        <table:table-row table:style-name="ro30">
          <table:table-cell table:formula="of:=[.A95]+1" office:value-type="float" office:value="17" calcext:value-type="float">
            <text:p>17</text:p>
          </table:table-cell>
          <table:table-cell/>
          <table:table-cell office:value-type="string" calcext:value-type="string">
            <text:p>С 11:00 до 18:30 участвовал в молодежной конференции, посвященной будущему, очень устал и вяло взаимодействовал с командой</text:p>
            <text:p>Доделывал проект по BI – тяжеловато это</text:p>
            <text:p>Перенесли с мамой шкаф</text:p>
          </table:table-cell>
          <table:table-cell/>
          <table:table-cell office:value-type="string" calcext:value-type="string">
            <text:p>усталость</text:p>
          </table:table-cell>
          <table:table-cell table:number-columns-repeated="1019"/>
        </table:table-row>
        <table:table-row table:style-name="ro28">
          <table:table-cell table:formula="of:=[.A96]+1" office:value-type="float" office:value="18" calcext:value-type="float">
            <text:p>18</text:p>
          </table:table-cell>
          <table:table-cell table:number-columns-repeated="1023"/>
        </table:table-row>
        <table:table-row table:style-name="ro30">
          <table:table-cell table:formula="of:=[.A97]+1" office:value-type="float" office:value="19" calcext:value-type="float">
            <text:p>19</text:p>
          </table:table-cell>
          <table:table-cell/>
          <table:table-cell office:value-type="string" calcext:value-type="string">
            <text:p>Проснулся и сразу устал. Сходил в Ленту, купил 10 светодиодных лампочек на 1200лм и установил их в квартире. Был первый сеанс с психиатром. Полтора часа проходил психологические тесты (MMPI, шкала депрессии Бека). Сходил в Сбербанк, чтобы перебросить деньги с карточки ситибанк на карточку сбербанка. 2 часа читал книгу Three Worlds Collide.</text:p>
          </table:table-cell>
          <table:table-cell table:number-columns-repeated="1021"/>
        </table:table-row>
        <table:table-row table:style-name="ro16">
          <table:table-cell table:formula="of:=[.A98]+1" office:value-type="float" office:value="20" calcext:value-type="float">
            <text:p>20</text:p>
          </table:table-cell>
          <table:table-cell/>
          <table:table-cell office:value-type="string" calcext:value-type="string">
            <text:p>Добавил в свою комнату ковер и переставил стол, чтобы сидеть лицом к лампам, а не спиной. Читал тексты по ЭА. Час утром думал про свою жизнь. 1Ч участвовал в серклинге, 1ч участвовал в Fermi estimate.</text:p>
          </table:table-cell>
          <table:table-cell office:value-type="string" calcext:value-type="string">
            <text:p>в общении, в ясности</text:p>
          </table:table-cell>
          <table:table-cell office:value-type="string" calcext:value-type="string">
            <text:p>обнадеженность от того что у меня будет психофармакологическая помощь, расслабленность и удоволльствие на социальных мероприятиях, вовлеченность при чтении текстов по ЭА</text:p>
          </table:table-cell>
          <table:table-cell office:value-type="string" calcext:value-type="string">
            <text:p>Саша Бережной написал, что согласен, что карьера в ии для меня может быть неоптимальным вариантом</text:p>
          </table:table-cell>
          <table:table-cell office:value-type="string" calcext:value-type="string">
            <text:p>Дельта – в самом сообществе ЭА уже заложено, что человек не обязан всего себя посвящать делу улучшения мира; человек может иметь много целей, связанных лично с его жизнью</text:p>
          </table:table-cell>
          <table:table-cell table:number-columns-repeated="1017"/>
        </table:table-row>
        <table:table-row table:style-name="ro19">
          <table:table-cell table:formula="of:=[.A99]+1" office:value-type="float" office:value="21" calcext:value-type="float">
            <text:p>21</text:p>
          </table:table-cell>
          <table:table-cell/>
          <table:table-cell office:value-type="string" calcext:value-type="string">
            <text:p>думал про способы улучшения жизни, читал статью Стивена Вольфрама про его понимание Вселенной, смотрел видео про возможные формы внеземной жизни, слушал теоретические уроки от Сэма Харриса, еще 35минут его интервью с Джеком Корнфилдом; после обеда спал 1.5 часа</text:p>
            <text:p>Утром ходил сдавать кровь на гормоны щитовидной железы</text:p>
            <text:p>Хотел в 19:30 пойти на встречу R-value, но устал и не пошел</text:p>
          </table:table-cell>
          <table:table-cell table:number-columns-repeated="1021"/>
        </table:table-row>
        <table:table-row table:style-name="ro28">
          <table:table-cell table:formula="of:=[.A100]+1" office:value-type="float" office:value="22" calcext:value-type="float">
            <text:p>22</text:p>
          </table:table-cell>
          <table:table-cell table:number-columns-repeated="1023"/>
        </table:table-row>
        <table:table-row table:style-name="ro18">
          <table:table-cell table:formula="of:=[.A101]+1" office:value-type="float" office:value="23" calcext:value-type="float">
            <text:p>23</text:p>
          </table:table-cell>
          <table:table-cell/>
          <table:table-cell office:value-type="string" calcext:value-type="string">
            <text:p>Мне очень плохо.</text:p>
            <text:p>10:30-13:00 посещение военкомата – забирал удостоверение; в уме возникали мысли о самоубийстве и нанесении порезов</text:p>
            <text:p>15:40-16:40 разговор с Йоханнесом, после разговора 6 минут принимал холодный душ; Йоханнес осоветует поесть мясо</text:p>
            <text:p>17:15-18:50 сон</text:p>
            <text:p>Ничего значимого не сделал</text:p>
          </table:table-cell>
          <table:table-cell table:number-columns-repeated="1021"/>
        </table:table-row>
        <table:table-row table:style-name="ro37">
          <table:table-cell table:formula="of:=[.A102]+1" office:value-type="float" office:value="24" calcext:value-type="float">
            <text:p>24</text:p>
          </table:table-cell>
          <table:table-cell/>
          <table:table-cell office:value-type="string" calcext:value-type="string">
            <text:p>Мне плохо.</text:p>
            <text:p>Утром сделал вещи в необычном порядке – сварил кашу, поделал зарядку, принял холодный душ, сделал мдитацию, позавтракал, пропылесосил в квартире.</text:p>
            <text:p>Перед EA Summit около 40 минут погулял. Участвовал в EA Summit. Ни с кем не нетворчился – не было энергии, только слушал доклады. 16:00-16:45 поспал.</text:p>
            <text:p>Есть идея – получить грант на самостоятельную учебу и взять академический отпуск в вузе.</text:p>
            <text:p>Медитация от Сема была особенно хороша – про то как настоящий момент уже совершенен и содержит все что надо.</text:p>
          </table:table-cell>
          <table:table-cell table:number-columns-repeated="1021"/>
        </table:table-row>
        <table:table-row table:style-name="ro30">
          <table:table-cell table:formula="of:=[.A103]+1" office:value-type="float" office:value="25" calcext:value-type="float">
            <text:p>25</text:p>
          </table:table-cell>
          <table:table-cell/>
          <table:table-cell office:value-type="string" calcext:value-type="string">
            <text:p>Утром после завтрака почитал сапиенса час. Это значительно порадовало меня. После лекции по NLA нашел на эа-форуме пост про сознание. Это тоже пораб\довало меня ,и, вероятно, задаст направление моих интеллектуальных поисков. Еще я посмотрел 45 минут лекции Пион про развитие агентности и самомотивации. Сегодня усталость и плохое настроение появились только к позднему вечеру.</text:p>
          </table:table-cell>
          <table:table-cell table:number-columns-repeated="1021"/>
        </table:table-row>
        <table:table-row table:style-name="ro35">
          <table:table-cell table:formula="of:=[.A104]+1" office:value-type="float" office:value="26" calcext:value-type="float">
            <text:p>26</text:p>
          </table:table-cell>
          <table:table-cell/>
          <table:table-cell office:value-type="string" calcext:value-type="string">
            <text:p>Хороший день. Я не страдал. Уж не знаю, холодный душ помогает, небольшая физическая активность по утрам или еще чего.</text:p>
            <text:p>Была математика в биологии. Там была лекция на 40 мин, а потом основы питона, с которых я ушел и прочитал еще главу деуса. Еще я читал 1.5 часа учебник по системной биологии, и он меня радовал.</text:p>
            <text:p>Было занятие по нла. </text:p>
            <text:p>Час писал Даниле ответ на его заметку по критике ЭА.</text:p>
            <text:p>Пион много писал про мысли.</text:p>
            <text:p>Гирлянду не привезли. Около 14:00 кто-то звонил по домофону, я спросил в трубку “Это доставка?”, мне не ответили, я не открыл.</text:p>
            <text:p>Вечером посмотрел Здвездные Войны: Возвращение Джедая.</text:p>
            <text:p/>
            <text:p>Мне неприятно общаться с Олей, но приятно общаться с людьми из круга Кочерги, ЭА, трансгуманизма.</text:p>
          </table:table-cell>
          <table:table-cell table:number-columns-repeated="1021"/>
        </table:table-row>
        <table:table-row table:style-name="ro22">
          <table:table-cell table:formula="of:=[.A105]+1" office:value-type="float" office:value="27" calcext:value-type="float">
            <text:p>27</text:p>
          </table:table-cell>
          <table:table-cell/>
          <table:table-cell office:value-type="string" calcext:value-type="string">
            <text:p>Не заполнил в тот же день.</text:p>
            <text:p>Не страдал, было хорошо.</text:p>
            <text:p>Во время вечерней медитации что-то произошло, я много стал замечать, как быстро все феномены исчезают.</text:p>
          </table:table-cell>
          <table:table-cell table:number-columns-repeated="1021"/>
        </table:table-row>
        <table:table-row table:style-name="ro16">
          <table:table-cell table:formula="of:=[.A106]+1" office:value-type="float" office:value="28" calcext:value-type="float">
            <text:p>28</text:p>
          </table:table-cell>
          <table:table-cell/>
          <table:table-cell office:value-type="string" calcext:value-type="string">
            <text:p>На занятии по биологии снова разбирался базовый питон, поэтому я не участвовал. Прочитал половину цепочки Against Rationalization. Смотрел, какие посты есть на эа-форуме про сознание. Прочитал пару постов Чапмена про “really” и “ultimately”. Обнаружил сайт reducing-suffering. Получил эсциталопрам и гирлянду. Был безоблачный день, и я погулял в лесу. Вернувшись, установил гирлянды и убрал люстру. Почитал несколько глав Никогда не ешьте в одиночку. <text:s/>Посмотрел Звездные Войны 2015 года. Утром и вечером медитировал по 45 минут. В течение дня часто отмечал “gone”, и во время медитаций тоже.</text:p>
          </table:table-cell>
          <table:table-cell table:number-columns-repeated="1021"/>
        </table:table-row>
        <table:table-row table:style-name="ro17">
          <table:table-cell table:formula="of:=[.A107]+1" office:value-type="float" office:value="29" calcext:value-type="float">
            <text:p>29</text:p>
          </table:table-cell>
          <table:table-cell/>
          <table:table-cell office:value-type="string" calcext:value-type="string">
            <text:p>Были 2 трехчасовых занятия по био и по нла. Я знал почти все, что там было, поэтому краем уха слушал. Досмотрел лекцию про агентность и самомотивацию, дочитал цепочку про рационализацию. Начал читать “Как привести дела в порядок – рабочая тетрадь”. Исследовал инструменты: ноушен, обсидиан, роам, орг-мод, орг-роам. Приводил в порядок заметки и файлы на диске и компьютере. 19:30-22:00 участвовал в встрече сообщества R-value. Влад Ардиславов прочитал лекцию про ноушен, Анна прочитала лекцию про асексуальность.</text:p>
            <text:p>Первый день приема эсциталопрама. Не замечал никаких значимых проявлений. Мне назначили 6 дней полтаблетки 10мг, затем по одной таблетке каждый день по утрам; курс 6 месяцев. Я с надеждой на это смотрю.</text:p>
          </table:table-cell>
          <table:table-cell table:number-columns-repeated="1021"/>
        </table:table-row>
        <table:table-row table:style-name="ro19">
          <table:table-cell table:formula="of:=[.A108]+1" office:value-type="float" office:value="30" calcext:value-type="float">
            <text:p>30</text:p>
          </table:table-cell>
          <table:table-cell/>
          <table:table-cell office:value-type="string" calcext:value-type="string">
            <text:p>Разбирался в заметках. Удалял дупликаты и ненужные, перемещал из одних мест в другие. Теперь все текстовые файлы с заметками с 2017 года лежат в одной папке. Убирался в квартире. Переместил старый цеттелькастен в обсидиан.</text:p>
            <text:p>1ч20мин разговаривал с Йоханнесом. </text:p>
            <text:p>Начал читать Чеклист Манифесто. Посмотрел 1ч восьмых звездных войн.</text:p>
          </table:table-cell>
          <table:table-cell table:number-columns-repeated="1021"/>
        </table:table-row>
        <table:table-row table:style-name="ro34">
          <table:table-cell table:formula="of:=[.A109]+1" office:value-type="float" office:value="31" calcext:value-type="float">
            <text:p>31</text:p>
          </table:table-cell>
          <table:table-cell/>
          <table:table-cell office:value-type="string" calcext:value-type="string">
            <text:p>Посетил институт. Было очень скучно и противно от стохастического анализа. На обратном пути купил в Мастерской Духов духи с ароматом апельсина; в подарок дали два пробника, которые мне нравятся больше апельсина. Вернувшись домой, занялся установкойй avatarify, но там в зависимостях pytorch, поэтому не хватило места, и не получилось. Досмотрел Здвездные войны 8. Иногда я отмечал у себя слабую головную боль и непроизвольное напряжение нижней челюсти.</text:p>
          </table:table-cell>
          <table:table-cell table:number-columns-repeated="1021"/>
        </table:table-row>
        <table:table-row table:style-name="ro31">
          <table:table-cell office:value-type="string" calcext:value-type="string">
            <text:p>1 ноя 2020</text:p>
          </table:table-cell>
          <table:table-cell table:number-columns-repeated="1023"/>
        </table:table-row>
        <table:table-row table:style-name="ro28">
          <table:table-cell office:value-type="float" office:value="2" calcext:value-type="float">
            <text:p>2</text:p>
          </table:table-cell>
          <table:table-cell table:number-columns-repeated="1023"/>
        </table:table-row>
        <table:table-row table:style-name="ro28">
          <table:table-cell table:formula="of:=[.A112]+1" office:value-type="float" office:value="3" calcext:value-type="float">
            <text:p>3</text:p>
          </table:table-cell>
          <table:table-cell table:number-columns-repeated="1023"/>
        </table:table-row>
        <table:table-row table:style-name="ro28">
          <table:table-cell table:formula="of:=[.A113]+1" office:value-type="float" office:value="4" calcext:value-type="float">
            <text:p>4</text:p>
          </table:table-cell>
          <table:table-cell table:number-columns-repeated="1023"/>
        </table:table-row>
        <table:table-row table:style-name="ro28">
          <table:table-cell table:formula="of:=[.A114]+1" office:value-type="float" office:value="5" calcext:value-type="float">
            <text:p>5</text:p>
          </table:table-cell>
          <table:table-cell table:number-columns-repeated="1023"/>
        </table:table-row>
        <table:table-row table:style-name="ro28">
          <table:table-cell table:formula="of:=[.A115]+1" office:value-type="float" office:value="6" calcext:value-type="float">
            <text:p>6</text:p>
          </table:table-cell>
          <table:table-cell table:number-columns-repeated="1023"/>
        </table:table-row>
        <table:table-row table:style-name="ro28">
          <table:table-cell table:formula="of:=[.A116]+1" office:value-type="float" office:value="7" calcext:value-type="float">
            <text:p>7</text:p>
          </table:table-cell>
          <table:table-cell table:number-columns-repeated="1023"/>
        </table:table-row>
        <table:table-row table:style-name="ro28">
          <table:table-cell table:formula="of:=[.A117]+1" office:value-type="float" office:value="8" calcext:value-type="float">
            <text:p>8</text:p>
          </table:table-cell>
          <table:table-cell table:number-columns-repeated="1023"/>
        </table:table-row>
        <table:table-row table:style-name="ro28">
          <table:table-cell table:formula="of:=[.A118]+1" office:value-type="float" office:value="9" calcext:value-type="float">
            <text:p>9</text:p>
          </table:table-cell>
          <table:table-cell table:number-columns-repeated="1023"/>
        </table:table-row>
        <table:table-row table:style-name="ro28">
          <table:table-cell table:formula="of:=[.A119]+1" office:value-type="float" office:value="10" calcext:value-type="float">
            <text:p>10</text:p>
          </table:table-cell>
          <table:table-cell table:number-columns-repeated="1023"/>
        </table:table-row>
        <table:table-row table:style-name="ro28" table:number-rows-repeated="1048455">
          <table:table-cell table:number-columns-repeated="1024"/>
        </table:table-row>
        <table:table-row table:style-name="ro2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1"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31">00/00/0000</text:date>, <text:time style:data-style-name="N2" text:time-value="21:25:19.7104761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7T20:09:03.208727564</meta:creation-date>
    <dc:date>2020-10-31T21:34:16.878371944</dc:date>
    <meta:editing-duration>P1DT1H28M46S</meta:editing-duration>
    <meta:editing-cycles>95</meta:editing-cycles>
    <meta:generator>LibreOffice/6.0.7.3$Linux_X86_64 LibreOffice_project/00m0$Build-3</meta:generator>
    <meta:document-statistic meta:table-count="1" meta:cell-count="448" meta:object-count="0"/>
  </office:meta>
</office:document-meta>
</file>